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U" table:style-name="ta1">
        <table:shapes>
          <draw:frame draw:z-index="0" draw:style-name="gr1" draw:text-style-name="P1" svg:width="25cm" svg:height="15cm" svg:x="6.209cm" svg:y="39.843cm">
            <draw:object draw:notify-on-update-of-ranges="CPU.A1:CPU.A1 CPU.A2:CPU.A101 CPU.B1:CPU.B1 CPU.B2:CPU.B101 CPU.A1:CPU.A1 CPU.A2:CPU.A101 CPU.C1:CPU.C1 CPU.C2:CPU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using FaaS</text:p>
          </table:table-cell>
          <table:table-cell office:value-type="string" calcext:value-type="string">
            <text:p>without Fa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94106" calcext:value-type="float">
            <text:p>1,494106</text:p>
          </table:table-cell>
          <table:table-cell office:value-type="float" office:value="0.302426" calcext:value-type="float">
            <text:p>0,302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5319" calcext:value-type="float">
            <text:p>1,635319</text:p>
          </table:table-cell>
          <table:table-cell office:value-type="float" office:value="0.307657" calcext:value-type="float">
            <text:p>0,307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51598" calcext:value-type="float">
            <text:p>1,451598</text:p>
          </table:table-cell>
          <table:table-cell office:value-type="float" office:value="0.325825" calcext:value-type="float">
            <text:p>0,325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11314" calcext:value-type="float">
            <text:p>1,411314</text:p>
          </table:table-cell>
          <table:table-cell office:value-type="float" office:value="0.327536" calcext:value-type="float">
            <text:p>0,327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46" calcext:value-type="float">
            <text:p>1,47746</text:p>
          </table:table-cell>
          <table:table-cell office:value-type="float" office:value="0.420663" calcext:value-type="float">
            <text:p>0,420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56622" calcext:value-type="float">
            <text:p>1,556622</text:p>
          </table:table-cell>
          <table:table-cell office:value-type="float" office:value="0.425336" calcext:value-type="float">
            <text:p>0,425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18878" calcext:value-type="float">
            <text:p>2,418878</text:p>
          </table:table-cell>
          <table:table-cell office:value-type="float" office:value="0.478661" calcext:value-type="float">
            <text:p>0,4786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76934" calcext:value-type="float">
            <text:p>1,676934</text:p>
          </table:table-cell>
          <table:table-cell office:value-type="float" office:value="0.536063" calcext:value-type="float">
            <text:p>0,5360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83475" calcext:value-type="float">
            <text:p>1,483475</text:p>
          </table:table-cell>
          <table:table-cell office:value-type="float" office:value="0.542232" calcext:value-type="float">
            <text:p>0,5422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66243" calcext:value-type="float">
            <text:p>1,666243</text:p>
          </table:table-cell>
          <table:table-cell office:value-type="float" office:value="0.587011" calcext:value-type="float">
            <text:p>0,587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60661" calcext:value-type="float">
            <text:p>1,660661</text:p>
          </table:table-cell>
          <table:table-cell office:value-type="float" office:value="0.589251" calcext:value-type="float">
            <text:p>0,589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05712" calcext:value-type="float">
            <text:p>1,405712</text:p>
          </table:table-cell>
          <table:table-cell office:value-type="float" office:value="0.589842" calcext:value-type="float">
            <text:p>0,589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02389" calcext:value-type="float">
            <text:p>1,802389</text:p>
          </table:table-cell>
          <table:table-cell office:value-type="float" office:value="0.59926" calcext:value-type="float">
            <text:p>0,59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25113" calcext:value-type="float">
            <text:p>1,525113</text:p>
          </table:table-cell>
          <table:table-cell office:value-type="float" office:value="0.641517" calcext:value-type="float">
            <text:p>0,6415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57088" calcext:value-type="float">
            <text:p>1,657088</text:p>
          </table:table-cell>
          <table:table-cell office:value-type="float" office:value="0.646805" calcext:value-type="float">
            <text:p>0,646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73691" calcext:value-type="float">
            <text:p>1,273691</text:p>
          </table:table-cell>
          <table:table-cell office:value-type="float" office:value="0.663558" calcext:value-type="float">
            <text:p>0,663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70243" calcext:value-type="float">
            <text:p>1,570243</text:p>
          </table:table-cell>
          <table:table-cell office:value-type="float" office:value="0.673266" calcext:value-type="float">
            <text:p>0,6732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79557" calcext:value-type="float">
            <text:p>1,779557</text:p>
          </table:table-cell>
          <table:table-cell office:value-type="float" office:value="0.686765" calcext:value-type="float">
            <text:p>0,6867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00358" calcext:value-type="float">
            <text:p>2,500358</text:p>
          </table:table-cell>
          <table:table-cell office:value-type="float" office:value="0.725062" calcext:value-type="float">
            <text:p>0,725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99932" calcext:value-type="float">
            <text:p>2,199932</text:p>
          </table:table-cell>
          <table:table-cell office:value-type="float" office:value="0.734111" calcext:value-type="float">
            <text:p>0,734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86913" calcext:value-type="float">
            <text:p>1,786913</text:p>
          </table:table-cell>
          <table:table-cell office:value-type="float" office:value="0.735479" calcext:value-type="float">
            <text:p>0,7354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27509" calcext:value-type="float">
            <text:p>1,527509</text:p>
          </table:table-cell>
          <table:table-cell office:value-type="float" office:value="0.744684" calcext:value-type="float">
            <text:p>0,7446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19232" calcext:value-type="float">
            <text:p>1,619232</text:p>
          </table:table-cell>
          <table:table-cell office:value-type="float" office:value="0.760655" calcext:value-type="float">
            <text:p>0,7606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82471" calcext:value-type="float">
            <text:p>1,582471</text:p>
          </table:table-cell>
          <table:table-cell office:value-type="float" office:value="0.771291" calcext:value-type="float">
            <text:p>0,7712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86666" calcext:value-type="float">
            <text:p>1,686666</text:p>
          </table:table-cell>
          <table:table-cell office:value-type="float" office:value="0.795338" calcext:value-type="float">
            <text:p>0,7953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703646" calcext:value-type="float">
            <text:p>1,703646</text:p>
          </table:table-cell>
          <table:table-cell office:value-type="float" office:value="0.808605" calcext:value-type="float">
            <text:p>0,8086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652591" calcext:value-type="float">
            <text:p>1,652591</text:p>
          </table:table-cell>
          <table:table-cell office:value-type="float" office:value="0.835743" calcext:value-type="float">
            <text:p>0,8357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52855" calcext:value-type="float">
            <text:p>1,452855</text:p>
          </table:table-cell>
          <table:table-cell office:value-type="float" office:value="0.844491" calcext:value-type="float">
            <text:p>0,8444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753341" calcext:value-type="float">
            <text:p>1,753341</text:p>
          </table:table-cell>
          <table:table-cell office:value-type="float" office:value="0.844752" calcext:value-type="float">
            <text:p>0,844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4014" calcext:value-type="float">
            <text:p>1,64014</text:p>
          </table:table-cell>
          <table:table-cell office:value-type="float" office:value="0.845953" calcext:value-type="float">
            <text:p>0,8459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16232" calcext:value-type="float">
            <text:p>1,416232</text:p>
          </table:table-cell>
          <table:table-cell office:value-type="float" office:value="0.85909" calcext:value-type="float">
            <text:p>0,859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4326" calcext:value-type="float">
            <text:p>2,24326</text:p>
          </table:table-cell>
          <table:table-cell office:value-type="float" office:value="0.89835" calcext:value-type="float">
            <text:p>0,898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00789" calcext:value-type="float">
            <text:p>2,00789</text:p>
          </table:table-cell>
          <table:table-cell office:value-type="float" office:value="0.901018" calcext:value-type="float">
            <text:p>0,901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83758" calcext:value-type="float">
            <text:p>1,283758</text:p>
          </table:table-cell>
          <table:table-cell office:value-type="float" office:value="0.916822" calcext:value-type="float">
            <text:p>0,9168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13092" calcext:value-type="float">
            <text:p>1,513092</text:p>
          </table:table-cell>
          <table:table-cell office:value-type="float" office:value="0.922138" calcext:value-type="float">
            <text:p>0,9221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57081" calcext:value-type="float">
            <text:p>1,557081</text:p>
          </table:table-cell>
          <table:table-cell office:value-type="float" office:value="0.92451" calcext:value-type="float">
            <text:p>0,924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681671" calcext:value-type="float">
            <text:p>1,681671</text:p>
          </table:table-cell>
          <table:table-cell office:value-type="float" office:value="0.933873" calcext:value-type="float">
            <text:p>0,9338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380127" calcext:value-type="float">
            <text:p>1,380127</text:p>
          </table:table-cell>
          <table:table-cell office:value-type="float" office:value="0.938782" calcext:value-type="float">
            <text:p>0,9387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16958" calcext:value-type="float">
            <text:p>1,416958</text:p>
          </table:table-cell>
          <table:table-cell office:value-type="float" office:value="0.981563" calcext:value-type="float">
            <text:p>0,9815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32308" calcext:value-type="float">
            <text:p>1,32308</text:p>
          </table:table-cell>
          <table:table-cell office:value-type="float" office:value="1.005391" calcext:value-type="float">
            <text:p>1,0053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61167" calcext:value-type="float">
            <text:p>1,461167</text:p>
          </table:table-cell>
          <table:table-cell office:value-type="float" office:value="1.005546" calcext:value-type="float">
            <text:p>1,0055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21965" calcext:value-type="float">
            <text:p>2,21965</text:p>
          </table:table-cell>
          <table:table-cell office:value-type="float" office:value="1.014582" calcext:value-type="float">
            <text:p>1,0145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357455" calcext:value-type="float">
            <text:p>2,357455</text:p>
          </table:table-cell>
          <table:table-cell office:value-type="float" office:value="1.028738" calcext:value-type="float">
            <text:p>1,0287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8745" calcext:value-type="float">
            <text:p>1,478745</text:p>
          </table:table-cell>
          <table:table-cell office:value-type="float" office:value="1.033038" calcext:value-type="float">
            <text:p>1,0330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39428" calcext:value-type="float">
            <text:p>2,339428</text:p>
          </table:table-cell>
          <table:table-cell office:value-type="float" office:value="1.048757" calcext:value-type="float">
            <text:p>1,0487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656731" calcext:value-type="float">
            <text:p>2,656731</text:p>
          </table:table-cell>
          <table:table-cell office:value-type="float" office:value="1.069143" calcext:value-type="float">
            <text:p>1,0691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588197" calcext:value-type="float">
            <text:p>2,588197</text:p>
          </table:table-cell>
          <table:table-cell office:value-type="float" office:value="1.071422" calcext:value-type="float">
            <text:p>1,0714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333109" calcext:value-type="float">
            <text:p>2,333109</text:p>
          </table:table-cell>
          <table:table-cell office:value-type="float" office:value="1.078693" calcext:value-type="float">
            <text:p>1,0786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90754" calcext:value-type="float">
            <text:p>2,590754</text:p>
          </table:table-cell>
          <table:table-cell office:value-type="float" office:value="1.10083" calcext:value-type="float">
            <text:p>1,10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72115" calcext:value-type="float">
            <text:p>2,272115</text:p>
          </table:table-cell>
          <table:table-cell office:value-type="float" office:value="1.106683" calcext:value-type="float">
            <text:p>1,1066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9841" calcext:value-type="float">
            <text:p>1,29841</text:p>
          </table:table-cell>
          <table:table-cell office:value-type="float" office:value="1.111229" calcext:value-type="float">
            <text:p>1,1112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597896" calcext:value-type="float">
            <text:p>2,597896</text:p>
          </table:table-cell>
          <table:table-cell office:value-type="float" office:value="1.120255" calcext:value-type="float">
            <text:p>1,1202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654701" calcext:value-type="float">
            <text:p>2,654701</text:p>
          </table:table-cell>
          <table:table-cell office:value-type="float" office:value="1.125509" calcext:value-type="float">
            <text:p>1,1255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34443" calcext:value-type="float">
            <text:p>1,34443</text:p>
          </table:table-cell>
          <table:table-cell office:value-type="float" office:value="1.129724" calcext:value-type="float">
            <text:p>1,1297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266447" calcext:value-type="float">
            <text:p>2,266447</text:p>
          </table:table-cell>
          <table:table-cell office:value-type="float" office:value="1.132163" calcext:value-type="float">
            <text:p>1,132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409614" calcext:value-type="float">
            <text:p>2,409614</text:p>
          </table:table-cell>
          <table:table-cell office:value-type="float" office:value="1.132935" calcext:value-type="float">
            <text:p>1,1329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783434" calcext:value-type="float">
            <text:p>2,783434</text:p>
          </table:table-cell>
          <table:table-cell office:value-type="float" office:value="1.138176" calcext:value-type="float">
            <text:p>1,1381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734797" calcext:value-type="float">
            <text:p>2,734797</text:p>
          </table:table-cell>
          <table:table-cell office:value-type="float" office:value="1.165785" calcext:value-type="float">
            <text:p>1,1657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646502" calcext:value-type="float">
            <text:p>2,646502</text:p>
          </table:table-cell>
          <table:table-cell office:value-type="float" office:value="1.17879" calcext:value-type="float">
            <text:p>1,178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06213" calcext:value-type="float">
            <text:p>1,306213</text:p>
          </table:table-cell>
          <table:table-cell office:value-type="float" office:value="1.187502" calcext:value-type="float">
            <text:p>1,1875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469351" calcext:value-type="float">
            <text:p>2,469351</text:p>
          </table:table-cell>
          <table:table-cell office:value-type="float" office:value="1.19849" calcext:value-type="float">
            <text:p>1,198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778798" calcext:value-type="float">
            <text:p>2,778798</text:p>
          </table:table-cell>
          <table:table-cell office:value-type="float" office:value="1.206248" calcext:value-type="float">
            <text:p>1,2062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20386" calcext:value-type="float">
            <text:p>1,420386</text:p>
          </table:table-cell>
          <table:table-cell office:value-type="float" office:value="1.219951" calcext:value-type="float">
            <text:p>1,2199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49608" calcext:value-type="float">
            <text:p>1,249608</text:p>
          </table:table-cell>
          <table:table-cell office:value-type="float" office:value="1.227611" calcext:value-type="float">
            <text:p>1,2276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304503" calcext:value-type="float">
            <text:p>1,304503</text:p>
          </table:table-cell>
          <table:table-cell office:value-type="float" office:value="1.243815" calcext:value-type="float">
            <text:p>1,2438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455386" calcext:value-type="float">
            <text:p>2,455386</text:p>
          </table:table-cell>
          <table:table-cell office:value-type="float" office:value="1.260845" calcext:value-type="float">
            <text:p>1,2608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418204" calcext:value-type="float">
            <text:p>2,418204</text:p>
          </table:table-cell>
          <table:table-cell office:value-type="float" office:value="1.278881" calcext:value-type="float">
            <text:p>1,2788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863877" calcext:value-type="float">
            <text:p>2,863877</text:p>
          </table:table-cell>
          <table:table-cell office:value-type="float" office:value="1.279413" calcext:value-type="float">
            <text:p>1,2794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374825" calcext:value-type="float">
            <text:p>3,374825</text:p>
          </table:table-cell>
          <table:table-cell office:value-type="float" office:value="1.311483" calcext:value-type="float">
            <text:p>1,3114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283468" calcext:value-type="float">
            <text:p>2,283468</text:p>
          </table:table-cell>
          <table:table-cell office:value-type="float" office:value="1.31703" calcext:value-type="float">
            <text:p>1,317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462768" calcext:value-type="float">
            <text:p>2,462768</text:p>
          </table:table-cell>
          <table:table-cell office:value-type="float" office:value="1.318848" calcext:value-type="float">
            <text:p>1,3188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11342" calcext:value-type="float">
            <text:p>2,311342</text:p>
          </table:table-cell>
          <table:table-cell office:value-type="float" office:value="1.32949" calcext:value-type="float">
            <text:p>1,329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01547" calcext:value-type="float">
            <text:p>1,201547</text:p>
          </table:table-cell>
          <table:table-cell office:value-type="float" office:value="1.343754" calcext:value-type="float">
            <text:p>1,3437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483767" calcext:value-type="float">
            <text:p>2,483767</text:p>
          </table:table-cell>
          <table:table-cell office:value-type="float" office:value="1.369532" calcext:value-type="float">
            <text:p>1,3695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9225" calcext:value-type="float">
            <text:p>1,19225</text:p>
          </table:table-cell>
          <table:table-cell office:value-type="float" office:value="1.390628" calcext:value-type="float">
            <text:p>1,3906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24722" calcext:value-type="float">
            <text:p>1,124722</text:p>
          </table:table-cell>
          <table:table-cell office:value-type="float" office:value="1.404841" calcext:value-type="float">
            <text:p>1,4048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373642" calcext:value-type="float">
            <text:p>2,373642</text:p>
          </table:table-cell>
          <table:table-cell office:value-type="float" office:value="1.428847" calcext:value-type="float">
            <text:p>1,4288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220296" calcext:value-type="float">
            <text:p>2,220296</text:p>
          </table:table-cell>
          <table:table-cell office:value-type="float" office:value="1.43873" calcext:value-type="float">
            <text:p>1,438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27344" calcext:value-type="float">
            <text:p>1,227344</text:p>
          </table:table-cell>
          <table:table-cell office:value-type="float" office:value="1.444936" calcext:value-type="float">
            <text:p>1,444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46688" calcext:value-type="float">
            <text:p>1,146688</text:p>
          </table:table-cell>
          <table:table-cell office:value-type="float" office:value="1.448048" calcext:value-type="float">
            <text:p>1,4480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992421" calcext:value-type="float">
            <text:p>1,992421</text:p>
          </table:table-cell>
          <table:table-cell office:value-type="float" office:value="1.483358" calcext:value-type="float">
            <text:p>1,4833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218878" calcext:value-type="float">
            <text:p>1,218878</text:p>
          </table:table-cell>
          <table:table-cell office:value-type="float" office:value="1.503517" calcext:value-type="float">
            <text:p>1,5035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52461" calcext:value-type="float">
            <text:p>1,452461</text:p>
          </table:table-cell>
          <table:table-cell office:value-type="float" office:value="1.986505" calcext:value-type="float">
            <text:p>1,9865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270527" calcext:value-type="float">
            <text:p>1,270527</text:p>
          </table:table-cell>
          <table:table-cell office:value-type="float" office:value="2.077266" calcext:value-type="float">
            <text:p>2,0772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728535" calcext:value-type="float">
            <text:p>2,728535</text:p>
          </table:table-cell>
          <table:table-cell office:value-type="float" office:value="2.083376" calcext:value-type="float">
            <text:p>2,0833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593778" calcext:value-type="float">
            <text:p>2,593778</text:p>
          </table:table-cell>
          <table:table-cell office:value-type="float" office:value="2.166028" calcext:value-type="float">
            <text:p>2,1660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770882" calcext:value-type="float">
            <text:p>2,770882</text:p>
          </table:table-cell>
          <table:table-cell office:value-type="float" office:value="2.224333" calcext:value-type="float">
            <text:p>2,224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752324" calcext:value-type="float">
            <text:p>2,752324</text:p>
          </table:table-cell>
          <table:table-cell office:value-type="float" office:value="2.246282" calcext:value-type="float">
            <text:p>2,2462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72794" calcext:value-type="float">
            <text:p>1,272794</text:p>
          </table:table-cell>
          <table:table-cell office:value-type="float" office:value="2.309683" calcext:value-type="float">
            <text:p>2,3096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523023" calcext:value-type="float">
            <text:p>1,523023</text:p>
          </table:table-cell>
          <table:table-cell office:value-type="float" office:value="2.368306" calcext:value-type="float">
            <text:p>2,3683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370992" calcext:value-type="float">
            <text:p>2,370992</text:p>
          </table:table-cell>
          <table:table-cell office:value-type="float" office:value="2.402236" calcext:value-type="float">
            <text:p>2,4022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295263" calcext:value-type="float">
            <text:p>1,295263</text:p>
          </table:table-cell>
          <table:table-cell office:value-type="float" office:value="2.404101" calcext:value-type="float">
            <text:p>2,404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566174" calcext:value-type="float">
            <text:p>1,566174</text:p>
          </table:table-cell>
          <table:table-cell office:value-type="float" office:value="2.529147" calcext:value-type="float">
            <text:p>2,5291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536004" calcext:value-type="float">
            <text:p>1,536004</text:p>
          </table:table-cell>
          <table:table-cell office:value-type="float" office:value="2.540549" calcext:value-type="float">
            <text:p>2,5405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52589" calcext:value-type="float">
            <text:p>2,52589</text:p>
          </table:table-cell>
          <table:table-cell office:value-type="float" office:value="2.574114" calcext:value-type="float">
            <text:p>2,5741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629054" calcext:value-type="float">
            <text:p>1,629054</text:p>
          </table:table-cell>
          <table:table-cell office:value-type="float" office:value="2.577793" calcext:value-type="float">
            <text:p>2,5777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712123" calcext:value-type="float">
            <text:p>1,712123</text:p>
          </table:table-cell>
          <table:table-cell office:value-type="float" office:value="2.58192" calcext:value-type="float">
            <text:p>2,581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659673" calcext:value-type="float">
            <text:p>2,659673</text:p>
          </table:table-cell>
          <table:table-cell office:value-type="float" office:value="2.586866" calcext:value-type="float">
            <text:p>2,5868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46779" calcext:value-type="float">
            <text:p>1,546779</text:p>
          </table:table-cell>
          <table:table-cell office:value-type="float" office:value="2.605104" calcext:value-type="float">
            <text:p>2,605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25025" calcext:value-type="float">
            <text:p>2,225025</text:p>
          </table:table-cell>
          <table:table-cell office:value-type="float" office:value="2.696479" calcext:value-type="float">
            <text:p>2,696479</text:p>
          </table:table-cell>
        </table:table-row>
      </table:table>
      <table:table table:name="Memory" table:style-name="ta1">
        <table:shapes>
          <draw:frame draw:z-index="0" draw:style-name="gr1" draw:text-style-name="P1" svg:width="25cm" svg:height="15cm" svg:x="5.439cm" svg:y="43.349cm">
            <draw:object draw:notify-on-update-of-ranges="Memory.A1:Memory.A1 Memory.A2:Memory.A101 Memory.B1:Memory.B1 Memory.B2:Memory.B101 Memory.A1:Memory.A1 Memory.A2:Memory.A101 Memory.C1:Memory.C1 Memory.C2:Memory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using FaaS</text:p>
          </table:table-cell>
          <table:table-cell office:value-type="string" calcext:value-type="string">
            <text:p>without Fa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40452" calcext:value-type="float">
            <text:p>4,740452</text:p>
          </table:table-cell>
          <table:table-cell office:value-type="float" office:value="0.403383" calcext:value-type="float">
            <text:p>0,403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75191" calcext:value-type="float">
            <text:p>2,975191</text:p>
          </table:table-cell>
          <table:table-cell office:value-type="float" office:value="0.518637" calcext:value-type="float">
            <text:p>0,518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35171" calcext:value-type="float">
            <text:p>5,135171</text:p>
          </table:table-cell>
          <table:table-cell office:value-type="float" office:value="0.571927" calcext:value-type="float">
            <text:p>0,571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98794" calcext:value-type="float">
            <text:p>3,198794</text:p>
          </table:table-cell>
          <table:table-cell office:value-type="float" office:value="2.084519" calcext:value-type="float">
            <text:p>2,084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64794" calcext:value-type="float">
            <text:p>4,664794</text:p>
          </table:table-cell>
          <table:table-cell office:value-type="float" office:value="2.18887" calcext:value-type="float">
            <text:p>2,188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61765" calcext:value-type="float">
            <text:p>5,861765</text:p>
          </table:table-cell>
          <table:table-cell office:value-type="float" office:value="2.294718" calcext:value-type="float">
            <text:p>2,294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32313" calcext:value-type="float">
            <text:p>4,832313</text:p>
          </table:table-cell>
          <table:table-cell office:value-type="float" office:value="2.333132" calcext:value-type="float">
            <text:p>2,333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07998" calcext:value-type="float">
            <text:p>5,407998</text:p>
          </table:table-cell>
          <table:table-cell office:value-type="float" office:value="2.410114" calcext:value-type="float">
            <text:p>2,410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59386" calcext:value-type="float">
            <text:p>3,959386</text:p>
          </table:table-cell>
          <table:table-cell office:value-type="float" office:value="7.398706" calcext:value-type="float">
            <text:p>7,3987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4015" calcext:value-type="float">
            <text:p>4,64015</text:p>
          </table:table-cell>
          <table:table-cell office:value-type="float" office:value="1.435668" calcext:value-type="float">
            <text:p>1,435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91504" calcext:value-type="float">
            <text:p>4,791504</text:p>
          </table:table-cell>
          <table:table-cell office:value-type="float" office:value="7.252457" calcext:value-type="float">
            <text:p>7,2524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388197" calcext:value-type="float">
            <text:p>4,388197</text:p>
          </table:table-cell>
          <table:table-cell office:value-type="float" office:value="1.836282" calcext:value-type="float">
            <text:p>1,8362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28719" calcext:value-type="float">
            <text:p>2,728719</text:p>
          </table:table-cell>
          <table:table-cell office:value-type="float" office:value="1.586921" calcext:value-type="float">
            <text:p>1,586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711213" calcext:value-type="float">
            <text:p>2,711213</text:p>
          </table:table-cell>
          <table:table-cell office:value-type="float" office:value="1.369705" calcext:value-type="float">
            <text:p>1,3697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71364" calcext:value-type="float">
            <text:p>2,971364</text:p>
          </table:table-cell>
          <table:table-cell office:value-type="float" office:value="7.269109" calcext:value-type="float">
            <text:p>7,2691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22759" calcext:value-type="float">
            <text:p>2,822759</text:p>
          </table:table-cell>
          <table:table-cell office:value-type="float" office:value="1.717092" calcext:value-type="float">
            <text:p>1,717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43291" calcext:value-type="float">
            <text:p>2,943291</text:p>
          </table:table-cell>
          <table:table-cell office:value-type="float" office:value="1.893605" calcext:value-type="float">
            <text:p>1,8936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24159" calcext:value-type="float">
            <text:p>3,024159</text:p>
          </table:table-cell>
          <table:table-cell office:value-type="float" office:value="1.975693" calcext:value-type="float">
            <text:p>1,9756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85748" calcext:value-type="float">
            <text:p>3,585748</text:p>
          </table:table-cell>
          <table:table-cell office:value-type="float" office:value="1.603724" calcext:value-type="float">
            <text:p>1,6037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38411" calcext:value-type="float">
            <text:p>2,838411</text:p>
          </table:table-cell>
          <table:table-cell office:value-type="float" office:value="0.842646" calcext:value-type="float">
            <text:p>0,8426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21558" calcext:value-type="float">
            <text:p>3,121558</text:p>
          </table:table-cell>
          <table:table-cell office:value-type="float" office:value="7.076127" calcext:value-type="float">
            <text:p>7,0761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892965" calcext:value-type="float">
            <text:p>2,892965</text:p>
          </table:table-cell>
          <table:table-cell office:value-type="float" office:value="1.427966" calcext:value-type="float">
            <text:p>1,427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64697" calcext:value-type="float">
            <text:p>2,64697</text:p>
          </table:table-cell>
          <table:table-cell office:value-type="float" office:value="0.583538" calcext:value-type="float">
            <text:p>0,5835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693501" calcext:value-type="float">
            <text:p>2,693501</text:p>
          </table:table-cell>
          <table:table-cell office:value-type="float" office:value="1.15254" calcext:value-type="float">
            <text:p>1,152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74512" calcext:value-type="float">
            <text:p>2,274512</text:p>
          </table:table-cell>
          <table:table-cell office:value-type="float" office:value="0.921506" calcext:value-type="float">
            <text:p>0,9215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18608" calcext:value-type="float">
            <text:p>2,718608</text:p>
          </table:table-cell>
          <table:table-cell office:value-type="float" office:value="0.85477" calcext:value-type="float">
            <text:p>0,85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487019" calcext:value-type="float">
            <text:p>3,487019</text:p>
          </table:table-cell>
          <table:table-cell office:value-type="float" office:value="0.643496" calcext:value-type="float">
            <text:p>0,6434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14701" calcext:value-type="float">
            <text:p>4,114701</text:p>
          </table:table-cell>
          <table:table-cell office:value-type="float" office:value="1.046374" calcext:value-type="float">
            <text:p>1,0463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58638" calcext:value-type="float">
            <text:p>3,58638</text:p>
          </table:table-cell>
          <table:table-cell office:value-type="float" office:value="0.658249" calcext:value-type="float">
            <text:p>0,6582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560091" calcext:value-type="float">
            <text:p>4,560091</text:p>
          </table:table-cell>
          <table:table-cell office:value-type="float" office:value="1.009173" calcext:value-type="float">
            <text:p>1,0091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36698" calcext:value-type="float">
            <text:p>4,36698</text:p>
          </table:table-cell>
          <table:table-cell office:value-type="float" office:value="2.542316" calcext:value-type="float">
            <text:p>2,5423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00442" calcext:value-type="float">
            <text:p>4,200442</text:p>
          </table:table-cell>
          <table:table-cell office:value-type="float" office:value="7.32968" calcext:value-type="float">
            <text:p>7,329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76486" calcext:value-type="float">
            <text:p>3,76486</text:p>
          </table:table-cell>
          <table:table-cell office:value-type="float" office:value="2.651823" calcext:value-type="float">
            <text:p>2,6518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336951" calcext:value-type="float">
            <text:p>4,336951</text:p>
          </table:table-cell>
          <table:table-cell office:value-type="float" office:value="2.233234" calcext:value-type="float">
            <text:p>2,233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897547" calcext:value-type="float">
            <text:p>2,897547</text:p>
          </table:table-cell>
          <table:table-cell office:value-type="float" office:value="2.323753" calcext:value-type="float">
            <text:p>2,3237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810777" calcext:value-type="float">
            <text:p>4,810777</text:p>
          </table:table-cell>
          <table:table-cell office:value-type="float" office:value="7.186494" calcext:value-type="float">
            <text:p>7,1864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464236" calcext:value-type="float">
            <text:p>4,464236</text:p>
          </table:table-cell>
          <table:table-cell office:value-type="float" office:value="2.385612" calcext:value-type="float">
            <text:p>2,3856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840638" calcext:value-type="float">
            <text:p>4,840638</text:p>
          </table:table-cell>
          <table:table-cell office:value-type="float" office:value="2.460343" calcext:value-type="float">
            <text:p>2,4603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017321" calcext:value-type="float">
            <text:p>4,017321</text:p>
          </table:table-cell>
          <table:table-cell office:value-type="float" office:value="2.700412" calcext:value-type="float">
            <text:p>2,700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585225" calcext:value-type="float">
            <text:p>4,585225</text:p>
          </table:table-cell>
          <table:table-cell office:value-type="float" office:value="3.040177" calcext:value-type="float">
            <text:p>3,0401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612282" calcext:value-type="float">
            <text:p>3,612282</text:p>
          </table:table-cell>
          <table:table-cell office:value-type="float" office:value="3.301346" calcext:value-type="float">
            <text:p>3,3013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901177" calcext:value-type="float">
            <text:p>4,901177</text:p>
          </table:table-cell>
          <table:table-cell office:value-type="float" office:value="7.300062" calcext:value-type="float">
            <text:p>7,3000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898977" calcext:value-type="float">
            <text:p>4,898977</text:p>
          </table:table-cell>
          <table:table-cell office:value-type="float" office:value="7.383745" calcext:value-type="float">
            <text:p>7,3837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046628" calcext:value-type="float">
            <text:p>5,046628</text:p>
          </table:table-cell>
          <table:table-cell office:value-type="float" office:value="2.712085" calcext:value-type="float">
            <text:p>2,7120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118007" calcext:value-type="float">
            <text:p>4,118007</text:p>
          </table:table-cell>
          <table:table-cell office:value-type="float" office:value="2.76275" calcext:value-type="float">
            <text:p>2,762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054145" calcext:value-type="float">
            <text:p>5,054145</text:p>
          </table:table-cell>
          <table:table-cell office:value-type="float" office:value="2.831238" calcext:value-type="float">
            <text:p>2,8312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298702" calcext:value-type="float">
            <text:p>3,298702</text:p>
          </table:table-cell>
          <table:table-cell office:value-type="float" office:value="2.946948" calcext:value-type="float">
            <text:p>2,9469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179292" calcext:value-type="float">
            <text:p>3,179292</text:p>
          </table:table-cell>
          <table:table-cell office:value-type="float" office:value="3.147205" calcext:value-type="float">
            <text:p>3,1472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337351" calcext:value-type="float">
            <text:p>3,337351</text:p>
          </table:table-cell>
          <table:table-cell office:value-type="float" office:value="3.045881" calcext:value-type="float">
            <text:p>3,0458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036367" calcext:value-type="float">
            <text:p>5,036367</text:p>
          </table:table-cell>
          <table:table-cell office:value-type="float" office:value="3.376318" calcext:value-type="float">
            <text:p>3,3763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356425" calcext:value-type="float">
            <text:p>3,356425</text:p>
          </table:table-cell>
          <table:table-cell office:value-type="float" office:value="3.284769" calcext:value-type="float">
            <text:p>3,2847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367732" calcext:value-type="float">
            <text:p>3,367732</text:p>
          </table:table-cell>
          <table:table-cell office:value-type="float" office:value="3.397698" calcext:value-type="float">
            <text:p>3,3976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424748" calcext:value-type="float">
            <text:p>3,424748</text:p>
          </table:table-cell>
          <table:table-cell office:value-type="float" office:value="3.509507" calcext:value-type="float">
            <text:p>3,5095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183559" calcext:value-type="float">
            <text:p>3,183559</text:p>
          </table:table-cell>
          <table:table-cell office:value-type="float" office:value="7.353801" calcext:value-type="float">
            <text:p>7,3538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44988" calcext:value-type="float">
            <text:p>3,244988</text:p>
          </table:table-cell>
          <table:table-cell office:value-type="float" office:value="3.656235" calcext:value-type="float">
            <text:p>3,6562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124649" calcext:value-type="float">
            <text:p>3,124649</text:p>
          </table:table-cell>
          <table:table-cell office:value-type="float" office:value="3.602161" calcext:value-type="float">
            <text:p>3,6021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694445" calcext:value-type="float">
            <text:p>3,694445</text:p>
          </table:table-cell>
          <table:table-cell office:value-type="float" office:value="3.888034" calcext:value-type="float">
            <text:p>3,8880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215672" calcext:value-type="float">
            <text:p>2,215672</text:p>
          </table:table-cell>
          <table:table-cell office:value-type="float" office:value="3.698278" calcext:value-type="float">
            <text:p>3,6982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291044" calcext:value-type="float">
            <text:p>3,291044</text:p>
          </table:table-cell>
          <table:table-cell office:value-type="float" office:value="3.773792" calcext:value-type="float">
            <text:p>3,7737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56215" calcext:value-type="float">
            <text:p>2,256215</text:p>
          </table:table-cell>
          <table:table-cell office:value-type="float" office:value="7.38744" calcext:value-type="float">
            <text:p>7,387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076567" calcext:value-type="float">
            <text:p>4,076567</text:p>
          </table:table-cell>
          <table:table-cell office:value-type="float" office:value="4.590808" calcext:value-type="float">
            <text:p>4,590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93138" calcext:value-type="float">
            <text:p>3,193138</text:p>
          </table:table-cell>
          <table:table-cell office:value-type="float" office:value="4.012883" calcext:value-type="float">
            <text:p>4,0128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769785" calcext:value-type="float">
            <text:p>2,769785</text:p>
          </table:table-cell>
          <table:table-cell office:value-type="float" office:value="4.232349" calcext:value-type="float">
            <text:p>4,2323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486369" calcext:value-type="float">
            <text:p>2,486369</text:p>
          </table:table-cell>
          <table:table-cell office:value-type="float" office:value="4.127181" calcext:value-type="float">
            <text:p>4,127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766076" calcext:value-type="float">
            <text:p>2,766076</text:p>
          </table:table-cell>
          <table:table-cell office:value-type="float" office:value="3.895523" calcext:value-type="float">
            <text:p>3,8955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303684" calcext:value-type="float">
            <text:p>3,303684</text:p>
          </table:table-cell>
          <table:table-cell office:value-type="float" office:value="7.655949" calcext:value-type="float">
            <text:p>7,6559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926499" calcext:value-type="float">
            <text:p>2,926499</text:p>
          </table:table-cell>
          <table:table-cell office:value-type="float" office:value="4.000474" calcext:value-type="float">
            <text:p>4,0004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550508" calcext:value-type="float">
            <text:p>3,550508</text:p>
          </table:table-cell>
          <table:table-cell office:value-type="float" office:value="7.371661" calcext:value-type="float">
            <text:p>7,3716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189832" calcext:value-type="float">
            <text:p>5,189832</text:p>
          </table:table-cell>
          <table:table-cell office:value-type="float" office:value="7.485176" calcext:value-type="float">
            <text:p>7,4851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032182" calcext:value-type="float">
            <text:p>3,032182</text:p>
          </table:table-cell>
          <table:table-cell office:value-type="float" office:value="4.371704" calcext:value-type="float">
            <text:p>4,3717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178164" calcext:value-type="float">
            <text:p>3,178164</text:p>
          </table:table-cell>
          <table:table-cell office:value-type="float" office:value="4.280543" calcext:value-type="float">
            <text:p>4,2805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214639" calcext:value-type="float">
            <text:p>3,214639</text:p>
          </table:table-cell>
          <table:table-cell office:value-type="float" office:value="7.386738" calcext:value-type="float">
            <text:p>7,3867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822384" calcext:value-type="float">
            <text:p>2,822384</text:p>
          </table:table-cell>
          <table:table-cell office:value-type="float" office:value="4.214979" calcext:value-type="float">
            <text:p>4,2149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035764" calcext:value-type="float">
            <text:p>3,035764</text:p>
          </table:table-cell>
          <table:table-cell office:value-type="float" office:value="4.516416" calcext:value-type="float">
            <text:p>4,5164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565859" calcext:value-type="float">
            <text:p>4,565859</text:p>
          </table:table-cell>
          <table:table-cell office:value-type="float" office:value="4.821874" calcext:value-type="float">
            <text:p>4,8218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028083" calcext:value-type="float">
            <text:p>2,028083</text:p>
          </table:table-cell>
          <table:table-cell office:value-type="float" office:value="4.755787" calcext:value-type="float">
            <text:p>4,7557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0582" calcext:value-type="float">
            <text:p>3,0582</text:p>
          </table:table-cell>
          <table:table-cell office:value-type="float" office:value="4.563934" calcext:value-type="float">
            <text:p>4,5639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977352" calcext:value-type="float">
            <text:p>2,977352</text:p>
          </table:table-cell>
          <table:table-cell office:value-type="float" office:value="4.895953" calcext:value-type="float">
            <text:p>4,8959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549217" calcext:value-type="float">
            <text:p>4,549217</text:p>
          </table:table-cell>
          <table:table-cell office:value-type="float" office:value="4.637431" calcext:value-type="float">
            <text:p>4,6374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18958" calcext:value-type="float">
            <text:p>3,218958</text:p>
          </table:table-cell>
          <table:table-cell office:value-type="float" office:value="4.931309" calcext:value-type="float">
            <text:p>4,9313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918117" calcext:value-type="float">
            <text:p>4,918117</text:p>
          </table:table-cell>
          <table:table-cell office:value-type="float" office:value="4.990119" calcext:value-type="float">
            <text:p>4,9901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088188" calcext:value-type="float">
            <text:p>3,088188</text:p>
          </table:table-cell>
          <table:table-cell office:value-type="float" office:value="5.642766" calcext:value-type="float">
            <text:p>5,6427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034194" calcext:value-type="float">
            <text:p>3,034194</text:p>
          </table:table-cell>
          <table:table-cell office:value-type="float" office:value="5.39156" calcext:value-type="float">
            <text:p>5,391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0515" calcext:value-type="float">
            <text:p>3,0515</text:p>
          </table:table-cell>
          <table:table-cell office:value-type="float" office:value="5.582909" calcext:value-type="float">
            <text:p>5,5829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8851" calcext:value-type="float">
            <text:p>2,8851</text:p>
          </table:table-cell>
          <table:table-cell office:value-type="float" office:value="5.035752" calcext:value-type="float">
            <text:p>5,0357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902664" calcext:value-type="float">
            <text:p>4,902664</text:p>
          </table:table-cell>
          <table:table-cell office:value-type="float" office:value="7.479038" calcext:value-type="float">
            <text:p>7,4790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967042" calcext:value-type="float">
            <text:p>2,967042</text:p>
          </table:table-cell>
          <table:table-cell office:value-type="float" office:value="5.087385" calcext:value-type="float">
            <text:p>5,0873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884905" calcext:value-type="float">
            <text:p>2,884905</text:p>
          </table:table-cell>
          <table:table-cell office:value-type="float" office:value="5.228542" calcext:value-type="float">
            <text:p>5,2285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71414" calcext:value-type="float">
            <text:p>4,71414</text:p>
          </table:table-cell>
          <table:table-cell office:value-type="float" office:value="5.283753" calcext:value-type="float">
            <text:p>5,2837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508778" calcext:value-type="float">
            <text:p>2,508778</text:p>
          </table:table-cell>
          <table:table-cell office:value-type="float" office:value="5.42149" calcext:value-type="float">
            <text:p>5,421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071632" calcext:value-type="float">
            <text:p>3,071632</text:p>
          </table:table-cell>
          <table:table-cell office:value-type="float" office:value="5.853526" calcext:value-type="float">
            <text:p>5,8535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949415" calcext:value-type="float">
            <text:p>2,949415</text:p>
          </table:table-cell>
          <table:table-cell office:value-type="float" office:value="7.504311" calcext:value-type="float">
            <text:p>7,5043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896977" calcext:value-type="float">
            <text:p>2,896977</text:p>
          </table:table-cell>
          <table:table-cell office:value-type="float" office:value="5.796349" calcext:value-type="float">
            <text:p>5,7963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592367" calcext:value-type="float">
            <text:p>4,592367</text:p>
          </table:table-cell>
          <table:table-cell office:value-type="float" office:value="5.608506" calcext:value-type="float">
            <text:p>5,6085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127094" calcext:value-type="float">
            <text:p>3,127094</text:p>
          </table:table-cell>
          <table:table-cell office:value-type="float" office:value="5.720664" calcext:value-type="float">
            <text:p>5,7206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515151" calcext:value-type="float">
            <text:p>3,515151</text:p>
          </table:table-cell>
          <table:table-cell office:value-type="float" office:value="5.921011" calcext:value-type="float">
            <text:p>5,9210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292454" calcext:value-type="float">
            <text:p>2,292454</text:p>
          </table:table-cell>
          <table:table-cell office:value-type="float" office:value="6.032799" calcext:value-type="float">
            <text:p>6,0327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212036" calcext:value-type="float">
            <text:p>2,212036</text:p>
          </table:table-cell>
          <table:table-cell office:value-type="float" office:value="7.633877" calcext:value-type="float">
            <text:p>7,6338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604508" calcext:value-type="float">
            <text:p>4,604508</text:p>
          </table:table-cell>
          <table:table-cell office:value-type="float" office:value="6.127633" calcext:value-type="float">
            <text:p>6,1276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52324" calcext:value-type="float">
            <text:p>2,952324</text:p>
          </table:table-cell>
          <table:table-cell office:value-type="float" office:value="6.065661" calcext:value-type="float">
            <text:p>6,065661</text:p>
          </table:table-cell>
        </table:table-row>
      </table:table>
      <table:table table:name="IO" table:style-name="ta1">
        <table:shapes>
          <draw:frame draw:z-index="0" draw:style-name="gr1" draw:text-style-name="P1" svg:width="25cm" svg:height="15cm" svg:x="10.106cm" svg:y="0cm">
            <draw:object draw:notify-on-update-of-ranges="IO.A1:IO.A1 IO.A2:IO.A101 IO.B1:IO.B1 IO.B2:IO.B101 IO.A1:IO.A1 IO.A2:IO.A101 IO.C1:IO.C1 IO.C2:IO.C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using FaaS</text:p>
          </table:table-cell>
          <table:table-cell office:value-type="string" calcext:value-type="string">
            <text:p>without Fa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432558" calcext:value-type="float">
            <text:p>20,432558</text:p>
          </table:table-cell>
          <table:table-cell office:value-type="float" office:value="47.246169" calcext:value-type="float">
            <text:p>47,246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00833" calcext:value-type="float">
            <text:p>11,100833</text:p>
          </table:table-cell>
          <table:table-cell office:value-type="float" office:value="1.380348" calcext:value-type="float">
            <text:p>1,380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94724" calcext:value-type="float">
            <text:p>10,594724</text:p>
          </table:table-cell>
          <table:table-cell office:value-type="float" office:value="0.934872" calcext:value-type="float">
            <text:p>0,934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70607" calcext:value-type="float">
            <text:p>19,970607</text:p>
          </table:table-cell>
          <table:table-cell office:value-type="float" office:value="1.813684" calcext:value-type="float">
            <text:p>1,8136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85902" calcext:value-type="float">
            <text:p>10,585902</text:p>
          </table:table-cell>
          <table:table-cell office:value-type="float" office:value="48.903248" calcext:value-type="float">
            <text:p>48,903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586697" calcext:value-type="float">
            <text:p>10,586697</text:p>
          </table:table-cell>
          <table:table-cell office:value-type="float" office:value="11.236486" calcext:value-type="float">
            <text:p>11,236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263242" calcext:value-type="float">
            <text:p>13,263242</text:p>
          </table:table-cell>
          <table:table-cell office:value-type="float" office:value="2.246096" calcext:value-type="float">
            <text:p>2,2460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494182" calcext:value-type="float">
            <text:p>13,494182</text:p>
          </table:table-cell>
          <table:table-cell office:value-type="float" office:value="2.727813" calcext:value-type="float">
            <text:p>2,7278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005153" calcext:value-type="float">
            <text:p>20,005153</text:p>
          </table:table-cell>
          <table:table-cell office:value-type="float" office:value="3.639131" calcext:value-type="float">
            <text:p>3,6391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33996" calcext:value-type="float">
            <text:p>17,633996</text:p>
          </table:table-cell>
          <table:table-cell office:value-type="float" office:value="9.497322" calcext:value-type="float">
            <text:p>9,497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663612" calcext:value-type="float">
            <text:p>9,663612</text:p>
          </table:table-cell>
          <table:table-cell office:value-type="float" office:value="3.122484" calcext:value-type="float">
            <text:p>3,1224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838632" calcext:value-type="float">
            <text:p>8,838632</text:p>
          </table:table-cell>
          <table:table-cell office:value-type="float" office:value="55.643561" calcext:value-type="float">
            <text:p>55,643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683393" calcext:value-type="float">
            <text:p>9,683393</text:p>
          </table:table-cell>
          <table:table-cell office:value-type="float" office:value="9.960519" calcext:value-type="float">
            <text:p>9,960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498749" calcext:value-type="float">
            <text:p>8,498749</text:p>
          </table:table-cell>
          <table:table-cell office:value-type="float" office:value="10.570402" calcext:value-type="float">
            <text:p>10,570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59396" calcext:value-type="float">
            <text:p>8,659396</text:p>
          </table:table-cell>
          <table:table-cell office:value-type="float" office:value="8.309658" calcext:value-type="float">
            <text:p>8,3096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622211" calcext:value-type="float">
            <text:p>10,622211</text:p>
          </table:table-cell>
          <table:table-cell office:value-type="float" office:value="3.994744" calcext:value-type="float">
            <text:p>3,994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66968" calcext:value-type="float">
            <text:p>12,066968</text:p>
          </table:table-cell>
          <table:table-cell office:value-type="float" office:value="6.037887" calcext:value-type="float">
            <text:p>6,0378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468845" calcext:value-type="float">
            <text:p>11,468845</text:p>
          </table:table-cell>
          <table:table-cell office:value-type="float" office:value="5.537005" calcext:value-type="float">
            <text:p>5,5370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120382" calcext:value-type="float">
            <text:p>12,120382</text:p>
          </table:table-cell>
          <table:table-cell office:value-type="float" office:value="4.485446" calcext:value-type="float">
            <text:p>4,485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659359" calcext:value-type="float">
            <text:p>9,659359</text:p>
          </table:table-cell>
          <table:table-cell office:value-type="float" office:value="46.570417" calcext:value-type="float">
            <text:p>46,5704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070063" calcext:value-type="float">
            <text:p>12,070063</text:p>
          </table:table-cell>
          <table:table-cell office:value-type="float" office:value="7.745675" calcext:value-type="float">
            <text:p>7,7456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734658" calcext:value-type="float">
            <text:p>11,734658</text:p>
          </table:table-cell>
          <table:table-cell office:value-type="float" office:value="55.049321" calcext:value-type="float">
            <text:p>55,0493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075454" calcext:value-type="float">
            <text:p>12,075454</text:p>
          </table:table-cell>
          <table:table-cell office:value-type="float" office:value="6.609333" calcext:value-type="float">
            <text:p>6,609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114805" calcext:value-type="float">
            <text:p>12,114805</text:p>
          </table:table-cell>
          <table:table-cell office:value-type="float" office:value="54.463995" calcext:value-type="float">
            <text:p>54,4639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051737" calcext:value-type="float">
            <text:p>12,051737</text:p>
          </table:table-cell>
          <table:table-cell office:value-type="float" office:value="8.82031" calcext:value-type="float">
            <text:p>8,820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380153" calcext:value-type="float">
            <text:p>13,380153</text:p>
          </table:table-cell>
          <table:table-cell office:value-type="float" office:value="4.854668" calcext:value-type="float">
            <text:p>4,8546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487138" calcext:value-type="float">
            <text:p>8,487138</text:p>
          </table:table-cell>
          <table:table-cell office:value-type="float" office:value="47.646893" calcext:value-type="float">
            <text:p>47,6468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02456" calcext:value-type="float">
            <text:p>8,702456</text:p>
          </table:table-cell>
          <table:table-cell office:value-type="float" office:value="7.031006" calcext:value-type="float">
            <text:p>7,0310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971327" calcext:value-type="float">
            <text:p>16,971327</text:p>
          </table:table-cell>
          <table:table-cell office:value-type="float" office:value="48.247222" calcext:value-type="float">
            <text:p>48,2472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790557" calcext:value-type="float">
            <text:p>10,790557</text:p>
          </table:table-cell>
          <table:table-cell office:value-type="float" office:value="13.819858" calcext:value-type="float">
            <text:p>13,8198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659818" calcext:value-type="float">
            <text:p>10,659818</text:p>
          </table:table-cell>
          <table:table-cell office:value-type="float" office:value="12.106399" calcext:value-type="float">
            <text:p>12,1063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634774" calcext:value-type="float">
            <text:p>19,634774</text:p>
          </table:table-cell>
          <table:table-cell office:value-type="float" office:value="49.271555" calcext:value-type="float">
            <text:p>49,2715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479963" calcext:value-type="float">
            <text:p>9,479963</text:p>
          </table:table-cell>
          <table:table-cell office:value-type="float" office:value="11.484226" calcext:value-type="float">
            <text:p>11,4842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061669" calcext:value-type="float">
            <text:p>8,061669</text:p>
          </table:table-cell>
          <table:table-cell office:value-type="float" office:value="12.566925" calcext:value-type="float">
            <text:p>12,5669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44758" calcext:value-type="float">
            <text:p>9,444758</text:p>
          </table:table-cell>
          <table:table-cell office:value-type="float" office:value="13.119788" calcext:value-type="float">
            <text:p>13,1197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092933" calcext:value-type="float">
            <text:p>11,092933</text:p>
          </table:table-cell>
          <table:table-cell office:value-type="float" office:value="14.805175" calcext:value-type="float">
            <text:p>14,8051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532707" calcext:value-type="float">
            <text:p>7,532707</text:p>
          </table:table-cell>
          <table:table-cell office:value-type="float" office:value="15.376414" calcext:value-type="float">
            <text:p>15,3764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805734" calcext:value-type="float">
            <text:p>11,805734</text:p>
          </table:table-cell>
          <table:table-cell office:value-type="float" office:value="49.822942" calcext:value-type="float">
            <text:p>49,8229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456285" calcext:value-type="float">
            <text:p>9,456285</text:p>
          </table:table-cell>
          <table:table-cell office:value-type="float" office:value="50.236933" calcext:value-type="float">
            <text:p>50,2369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203664" calcext:value-type="float">
            <text:p>8,203664</text:p>
          </table:table-cell>
          <table:table-cell office:value-type="float" office:value="14.296308" calcext:value-type="float">
            <text:p>14,2963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429549" calcext:value-type="float">
            <text:p>9,429549</text:p>
          </table:table-cell>
          <table:table-cell office:value-type="float" office:value="15.910327" calcext:value-type="float">
            <text:p>15,9103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809248" calcext:value-type="float">
            <text:p>11,809248</text:p>
          </table:table-cell>
          <table:table-cell office:value-type="float" office:value="24.837063" calcext:value-type="float">
            <text:p>24,8370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264521" calcext:value-type="float">
            <text:p>5,264521</text:p>
          </table:table-cell>
          <table:table-cell office:value-type="float" office:value="25.493092" calcext:value-type="float">
            <text:p>25,4930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303741" calcext:value-type="float">
            <text:p>9,303741</text:p>
          </table:table-cell>
          <table:table-cell office:value-type="float" office:value="26.610911" calcext:value-type="float">
            <text:p>26,6109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295923" calcext:value-type="float">
            <text:p>13,295923</text:p>
          </table:table-cell>
          <table:table-cell office:value-type="float" office:value="25.993852" calcext:value-type="float">
            <text:p>25,9938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427696" calcext:value-type="float">
            <text:p>5,427696</text:p>
          </table:table-cell>
          <table:table-cell office:value-type="float" office:value="28.165588" calcext:value-type="float">
            <text:p>28,1655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95679" calcext:value-type="float">
            <text:p>7,95679</text:p>
          </table:table-cell>
          <table:table-cell office:value-type="float" office:value="29.354855" calcext:value-type="float">
            <text:p>29,3548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343418" calcext:value-type="float">
            <text:p>5,343418</text:p>
          </table:table-cell>
          <table:table-cell office:value-type="float" office:value="29.86893" calcext:value-type="float">
            <text:p>29,868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195399" calcext:value-type="float">
            <text:p>5,195399</text:p>
          </table:table-cell>
          <table:table-cell office:value-type="float" office:value="22.574435" calcext:value-type="float">
            <text:p>22,5744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214158" calcext:value-type="float">
            <text:p>5,214158</text:p>
          </table:table-cell>
          <table:table-cell office:value-type="float" office:value="50.714446" calcext:value-type="float">
            <text:p>50,7144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059415" calcext:value-type="float">
            <text:p>13,059415</text:p>
          </table:table-cell>
          <table:table-cell office:value-type="float" office:value="22.035862" calcext:value-type="float">
            <text:p>22,0358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573383" calcext:value-type="float">
            <text:p>11,573383</text:p>
          </table:table-cell>
          <table:table-cell office:value-type="float" office:value="19.676974" calcext:value-type="float">
            <text:p>19,6769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768542" calcext:value-type="float">
            <text:p>11,768542</text:p>
          </table:table-cell>
          <table:table-cell office:value-type="float" office:value="21.41379" calcext:value-type="float">
            <text:p>21,413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722098" calcext:value-type="float">
            <text:p>11,722098</text:p>
          </table:table-cell>
          <table:table-cell office:value-type="float" office:value="20.275656" calcext:value-type="float">
            <text:p>20,2756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66557" calcext:value-type="float">
            <text:p>10,66557</text:p>
          </table:table-cell>
          <table:table-cell office:value-type="float" office:value="23.726477" calcext:value-type="float">
            <text:p>23,7264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549984" calcext:value-type="float">
            <text:p>10,549984</text:p>
          </table:table-cell>
          <table:table-cell office:value-type="float" office:value="23.11325" calcext:value-type="float">
            <text:p>23,113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868402" calcext:value-type="float">
            <text:p>7,868402</text:p>
          </table:table-cell>
          <table:table-cell office:value-type="float" office:value="26.958679" calcext:value-type="float">
            <text:p>26,9586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90497" calcext:value-type="float">
            <text:p>7,90497</text:p>
          </table:table-cell>
          <table:table-cell office:value-type="float" office:value="27.606922" calcext:value-type="float">
            <text:p>27,6069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379966" calcext:value-type="float">
            <text:p>10,379966</text:p>
          </table:table-cell>
          <table:table-cell office:value-type="float" office:value="24.219465" calcext:value-type="float">
            <text:p>24,219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996549" calcext:value-type="float">
            <text:p>9,996549</text:p>
          </table:table-cell>
          <table:table-cell office:value-type="float" office:value="28.717998" calcext:value-type="float">
            <text:p>28,7179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865336" calcext:value-type="float">
            <text:p>7,865336</text:p>
          </table:table-cell>
          <table:table-cell office:value-type="float" office:value="16.19049" calcext:value-type="float">
            <text:p>16,190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067463" calcext:value-type="float">
            <text:p>10,067463</text:p>
          </table:table-cell>
          <table:table-cell office:value-type="float" office:value="18.444687" calcext:value-type="float">
            <text:p>18,4446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074659" calcext:value-type="float">
            <text:p>10,074659</text:p>
          </table:table-cell>
          <table:table-cell office:value-type="float" office:value="18.007794" calcext:value-type="float">
            <text:p>18,0077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494051" calcext:value-type="float">
            <text:p>10,494051</text:p>
          </table:table-cell>
          <table:table-cell office:value-type="float" office:value="20.681444" calcext:value-type="float">
            <text:p>20,6814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942946" calcext:value-type="float">
            <text:p>9,942946</text:p>
          </table:table-cell>
          <table:table-cell office:value-type="float" office:value="16.78252" calcext:value-type="float">
            <text:p>16,782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753354" calcext:value-type="float">
            <text:p>10,753354</text:p>
          </table:table-cell>
          <table:table-cell office:value-type="float" office:value="17.389848" calcext:value-type="float">
            <text:p>17,3898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479984" calcext:value-type="float">
            <text:p>10,479984</text:p>
          </table:table-cell>
          <table:table-cell office:value-type="float" office:value="18.973673" calcext:value-type="float">
            <text:p>18,9736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051113" calcext:value-type="float">
            <text:p>10,051113</text:p>
          </table:table-cell>
          <table:table-cell office:value-type="float" office:value="51.066329" calcext:value-type="float">
            <text:p>51,0663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235088" calcext:value-type="float">
            <text:p>11,235088</text:p>
          </table:table-cell>
          <table:table-cell office:value-type="float" office:value="33.907575" calcext:value-type="float">
            <text:p>33,9075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8616" calcext:value-type="float">
            <text:p>11,48616</text:p>
          </table:table-cell>
          <table:table-cell office:value-type="float" office:value="51.582654" calcext:value-type="float">
            <text:p>51,5826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485004" calcext:value-type="float">
            <text:p>13,485004</text:p>
          </table:table-cell>
          <table:table-cell office:value-type="float" office:value="33.113893" calcext:value-type="float">
            <text:p>33,1138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520233" calcext:value-type="float">
            <text:p>10,520233</text:p>
          </table:table-cell>
          <table:table-cell office:value-type="float" office:value="36.469031" calcext:value-type="float">
            <text:p>36,4690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315363" calcext:value-type="float">
            <text:p>10,315363</text:p>
          </table:table-cell>
          <table:table-cell office:value-type="float" office:value="35.945951" calcext:value-type="float">
            <text:p>35,9459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548698" calcext:value-type="float">
            <text:p>11,548698</text:p>
          </table:table-cell>
          <table:table-cell office:value-type="float" office:value="34.346988" calcext:value-type="float">
            <text:p>34,3469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295113" calcext:value-type="float">
            <text:p>11,295113</text:p>
          </table:table-cell>
          <table:table-cell office:value-type="float" office:value="35.326515" calcext:value-type="float">
            <text:p>35,3265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130586" calcext:value-type="float">
            <text:p>10,130586</text:p>
          </table:table-cell>
          <table:table-cell office:value-type="float" office:value="52.114466" calcext:value-type="float">
            <text:p>52,1144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123681" calcext:value-type="float">
            <text:p>11,123681</text:p>
          </table:table-cell>
          <table:table-cell office:value-type="float" office:value="34.690355" calcext:value-type="float">
            <text:p>34,6903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821744" calcext:value-type="float">
            <text:p>9,821744</text:p>
          </table:table-cell>
          <table:table-cell office:value-type="float" office:value="32.024564" calcext:value-type="float">
            <text:p>32,0245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223106" calcext:value-type="float">
            <text:p>11,223106</text:p>
          </table:table-cell>
          <table:table-cell office:value-type="float" office:value="32.36481" calcext:value-type="float">
            <text:p>32,364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791125" calcext:value-type="float">
            <text:p>11,791125</text:p>
          </table:table-cell>
          <table:table-cell office:value-type="float" office:value="30.154173" calcext:value-type="float">
            <text:p>30,1541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027641" calcext:value-type="float">
            <text:p>10,027641</text:p>
          </table:table-cell>
          <table:table-cell office:value-type="float" office:value="30.681951" calcext:value-type="float">
            <text:p>30,6819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618929" calcext:value-type="float">
            <text:p>11,618929</text:p>
          </table:table-cell>
          <table:table-cell office:value-type="float" office:value="31.24292" calcext:value-type="float">
            <text:p>31,242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091732" calcext:value-type="float">
            <text:p>11,091732</text:p>
          </table:table-cell>
          <table:table-cell office:value-type="float" office:value="39.146022" calcext:value-type="float">
            <text:p>39,1460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248045" calcext:value-type="float">
            <text:p>10,248045</text:p>
          </table:table-cell>
          <table:table-cell office:value-type="float" office:value="36.873815" calcext:value-type="float">
            <text:p>36,8738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676336" calcext:value-type="float">
            <text:p>13,676336</text:p>
          </table:table-cell>
          <table:table-cell office:value-type="float" office:value="39.719528" calcext:value-type="float">
            <text:p>39,7195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129291" calcext:value-type="float">
            <text:p>13,129291</text:p>
          </table:table-cell>
          <table:table-cell office:value-type="float" office:value="38.585931" calcext:value-type="float">
            <text:p>38,5859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480087" calcext:value-type="float">
            <text:p>11,480087</text:p>
          </table:table-cell>
          <table:table-cell office:value-type="float" office:value="37.968579" calcext:value-type="float">
            <text:p>37,9685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256857" calcext:value-type="float">
            <text:p>10,256857</text:p>
          </table:table-cell>
          <table:table-cell office:value-type="float" office:value="37.403982" calcext:value-type="float">
            <text:p>37,4039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064797" calcext:value-type="float">
            <text:p>13,064797</text:p>
          </table:table-cell>
          <table:table-cell office:value-type="float" office:value="52.576801" calcext:value-type="float">
            <text:p>52,5768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595613" calcext:value-type="float">
            <text:p>10,595613</text:p>
          </table:table-cell>
          <table:table-cell office:value-type="float" office:value="43.493822" calcext:value-type="float">
            <text:p>43,4938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34235" calcext:value-type="float">
            <text:p>11,34235</text:p>
          </table:table-cell>
          <table:table-cell office:value-type="float" office:value="42.982232" calcext:value-type="float">
            <text:p>42,9822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374676" calcext:value-type="float">
            <text:p>13,374676</text:p>
          </table:table-cell>
          <table:table-cell office:value-type="float" office:value="44.653429" calcext:value-type="float">
            <text:p>44,6534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605153" calcext:value-type="float">
            <text:p>11,605153</text:p>
          </table:table-cell>
          <table:table-cell office:value-type="float" office:value="45.220657" calcext:value-type="float">
            <text:p>45,2206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626502" calcext:value-type="float">
            <text:p>10,626502</text:p>
          </table:table-cell>
          <table:table-cell office:value-type="float" office:value="44.083608" calcext:value-type="float">
            <text:p>44,0836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387677" calcext:value-type="float">
            <text:p>12,387677</text:p>
          </table:table-cell>
          <table:table-cell office:value-type="float" office:value="40.195247" calcext:value-type="float">
            <text:p>40,1952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625211" calcext:value-type="float">
            <text:p>11,625211</text:p>
          </table:table-cell>
          <table:table-cell office:value-type="float" office:value="41.238809" calcext:value-type="float">
            <text:p>41,2388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164655" calcext:value-type="float">
            <text:p>12,164655</text:p>
          </table:table-cell>
          <table:table-cell office:value-type="float" office:value="40.617086" calcext:value-type="float">
            <text:p>40,6170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512358" calcext:value-type="float">
            <text:p>11,512358</text:p>
          </table:table-cell>
          <table:table-cell office:value-type="float" office:value="55.243072" calcext:value-type="float">
            <text:p>55,243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25371" calcext:value-type="float">
            <text:p>12,25371</text:p>
          </table:table-cell>
          <table:table-cell office:value-type="float" office:value="41.73113" calcext:value-type="float">
            <text:p>41,731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214941" calcext:value-type="float">
            <text:p>12,214941</text:p>
          </table:table-cell>
          <table:table-cell office:value-type="float" office:value="52.993865" calcext:value-type="float">
            <text:p>52,993865</text:p>
          </table:table-cell>
        </table:table-row>
      </table:table>
      <table:table table:name="Math" table:style-name="ta1">
        <table:shapes>
          <draw:frame draw:z-index="0" draw:style-name="gr1" draw:text-style-name="P1" svg:width="25cm" svg:height="15cm" svg:x="10.48cm" svg:y="2.337cm">
            <draw:object draw:notify-on-update-of-ranges="Math.A1:Math.A1 Math.A2:Math.A101 Math.B1:Math.B1 Math.B2:Math.B101 Math.A1:Math.A1 Math.A2:Math.A101 Math.C1:Math.C1 Math.C2:Math.C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using FaaS</text:p>
          </table:table-cell>
          <table:table-cell office:value-type="string" calcext:value-type="string">
            <text:p>without Fa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5123" calcext:value-type="float">
            <text:p>1,255123</text:p>
          </table:table-cell>
          <table:table-cell office:value-type="float" office:value="0.314715" calcext:value-type="float">
            <text:p>0,31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044" calcext:value-type="float">
            <text:p>1,16044</text:p>
          </table:table-cell>
          <table:table-cell office:value-type="float" office:value="0.351451" calcext:value-type="float">
            <text:p>0,351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9203" calcext:value-type="float">
            <text:p>1,159203</text:p>
          </table:table-cell>
          <table:table-cell office:value-type="float" office:value="0.348233" calcext:value-type="float">
            <text:p>0,348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6291" calcext:value-type="float">
            <text:p>1,256291</text:p>
          </table:table-cell>
          <table:table-cell office:value-type="float" office:value="1.482562" calcext:value-type="float">
            <text:p>1,482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5058" calcext:value-type="float">
            <text:p>1,155058</text:p>
          </table:table-cell>
          <table:table-cell office:value-type="float" office:value="0.389127" calcext:value-type="float">
            <text:p>0,389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7555" calcext:value-type="float">
            <text:p>3,27555</text:p>
          </table:table-cell>
          <table:table-cell office:value-type="float" office:value="0.388019" calcext:value-type="float">
            <text:p>0,388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07103" calcext:value-type="float">
            <text:p>2,207103</text:p>
          </table:table-cell>
          <table:table-cell office:value-type="float" office:value="0.388082" calcext:value-type="float">
            <text:p>0,388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6629" calcext:value-type="float">
            <text:p>1,146629</text:p>
          </table:table-cell>
          <table:table-cell office:value-type="float" office:value="0.378348" calcext:value-type="float">
            <text:p>0,3783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31942" calcext:value-type="float">
            <text:p>1,131942</text:p>
          </table:table-cell>
          <table:table-cell office:value-type="float" office:value="1.464714" calcext:value-type="float">
            <text:p>1,464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2349" calcext:value-type="float">
            <text:p>2,22349</text:p>
          </table:table-cell>
          <table:table-cell office:value-type="float" office:value="0.370929" calcext:value-type="float">
            <text:p>0,370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46238" calcext:value-type="float">
            <text:p>1,146238</text:p>
          </table:table-cell>
          <table:table-cell office:value-type="float" office:value="0.44662" calcext:value-type="float">
            <text:p>0,446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3922" calcext:value-type="float">
            <text:p>1,13922</text:p>
          </table:table-cell>
          <table:table-cell office:value-type="float" office:value="0.407239" calcext:value-type="float">
            <text:p>0,4072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61638" calcext:value-type="float">
            <text:p>2,161638</text:p>
          </table:table-cell>
          <table:table-cell office:value-type="float" office:value="0.431727" calcext:value-type="float">
            <text:p>0,4317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3866" calcext:value-type="float">
            <text:p>0,883866</text:p>
          </table:table-cell>
          <table:table-cell office:value-type="float" office:value="0.442104" calcext:value-type="float">
            <text:p>0,442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61828" calcext:value-type="float">
            <text:p>0,861828</text:p>
          </table:table-cell>
          <table:table-cell office:value-type="float" office:value="0.421105" calcext:value-type="float">
            <text:p>0,421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20825" calcext:value-type="float">
            <text:p>1,820825</text:p>
          </table:table-cell>
          <table:table-cell office:value-type="float" office:value="0.420399" calcext:value-type="float">
            <text:p>0,4203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9614" calcext:value-type="float">
            <text:p>0,849614</text:p>
          </table:table-cell>
          <table:table-cell office:value-type="float" office:value="0.452792" calcext:value-type="float">
            <text:p>0,4527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67132" calcext:value-type="float">
            <text:p>3,967132</text:p>
          </table:table-cell>
          <table:table-cell office:value-type="float" office:value="0.451084" calcext:value-type="float">
            <text:p>0,451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28626" calcext:value-type="float">
            <text:p>0,928626</text:p>
          </table:table-cell>
          <table:table-cell office:value-type="float" office:value="0.398876" calcext:value-type="float">
            <text:p>0,398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0132" calcext:value-type="float">
            <text:p>0,950132</text:p>
          </table:table-cell>
          <table:table-cell office:value-type="float" office:value="0.427079" calcext:value-type="float">
            <text:p>0,427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4056" calcext:value-type="float">
            <text:p>0,914056</text:p>
          </table:table-cell>
          <table:table-cell office:value-type="float" office:value="0.440854" calcext:value-type="float">
            <text:p>0,4408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43879" calcext:value-type="float">
            <text:p>0,943879</text:p>
          </table:table-cell>
          <table:table-cell office:value-type="float" office:value="0.442487" calcext:value-type="float">
            <text:p>0,4424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59497" calcext:value-type="float">
            <text:p>1,859497</text:p>
          </table:table-cell>
          <table:table-cell office:value-type="float" office:value="0.437492" calcext:value-type="float">
            <text:p>0,437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164" calcext:value-type="float">
            <text:p>0,79164</text:p>
          </table:table-cell>
          <table:table-cell office:value-type="float" office:value="0.362351" calcext:value-type="float">
            <text:p>0,362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1689" calcext:value-type="float">
            <text:p>0,791689</text:p>
          </table:table-cell>
          <table:table-cell office:value-type="float" office:value="0.456882" calcext:value-type="float">
            <text:p>0,4568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02825" calcext:value-type="float">
            <text:p>0,902825</text:p>
          </table:table-cell>
          <table:table-cell office:value-type="float" office:value="0.427052" calcext:value-type="float">
            <text:p>0,4270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8208" calcext:value-type="float">
            <text:p>0,858208</text:p>
          </table:table-cell>
          <table:table-cell office:value-type="float" office:value="0.405226" calcext:value-type="float">
            <text:p>0,4052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9705" calcext:value-type="float">
            <text:p>0,969705</text:p>
          </table:table-cell>
          <table:table-cell office:value-type="float" office:value="0.419755" calcext:value-type="float">
            <text:p>0,4197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8934" calcext:value-type="float">
            <text:p>0,978934</text:p>
          </table:table-cell>
          <table:table-cell office:value-type="float" office:value="0.327223" calcext:value-type="float">
            <text:p>0,3272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57434" calcext:value-type="float">
            <text:p>2,057434</text:p>
          </table:table-cell>
          <table:table-cell office:value-type="float" office:value="0.325529" calcext:value-type="float">
            <text:p>0,3255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91116" calcext:value-type="float">
            <text:p>0,991116</text:p>
          </table:table-cell>
          <table:table-cell office:value-type="float" office:value="0.407646" calcext:value-type="float">
            <text:p>0,4076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73983" calcext:value-type="float">
            <text:p>1,773983</text:p>
          </table:table-cell>
          <table:table-cell office:value-type="float" office:value="0.353661" calcext:value-type="float">
            <text:p>0,3536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92951" calcext:value-type="float">
            <text:p>0,892951</text:p>
          </table:table-cell>
          <table:table-cell office:value-type="float" office:value="0.398079" calcext:value-type="float">
            <text:p>0,398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00015" calcext:value-type="float">
            <text:p>0,900015</text:p>
          </table:table-cell>
          <table:table-cell office:value-type="float" office:value="0.327726" calcext:value-type="float">
            <text:p>0,3277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92778" calcext:value-type="float">
            <text:p>0,892778</text:p>
          </table:table-cell>
          <table:table-cell office:value-type="float" office:value="0.387718" calcext:value-type="float">
            <text:p>0,3877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7276" calcext:value-type="float">
            <text:p>0,927276</text:p>
          </table:table-cell>
          <table:table-cell office:value-type="float" office:value="0.36393" calcext:value-type="float">
            <text:p>0,363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38932" calcext:value-type="float">
            <text:p>0,738932</text:p>
          </table:table-cell>
          <table:table-cell office:value-type="float" office:value="0.548057" calcext:value-type="float">
            <text:p>0,5480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4636" calcext:value-type="float">
            <text:p>0,84636</text:p>
          </table:table-cell>
          <table:table-cell office:value-type="float" office:value="0.129935" calcext:value-type="float">
            <text:p>0,1299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93119" calcext:value-type="float">
            <text:p>0,793119</text:p>
          </table:table-cell>
          <table:table-cell office:value-type="float" office:value="0.121491" calcext:value-type="float">
            <text:p>0,1214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92672" calcext:value-type="float">
            <text:p>0,792672</text:p>
          </table:table-cell>
          <table:table-cell office:value-type="float" office:value="0.645909" calcext:value-type="float">
            <text:p>0,645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78217" calcext:value-type="float">
            <text:p>0,778217</text:p>
          </table:table-cell>
          <table:table-cell office:value-type="float" office:value="0.654698" calcext:value-type="float">
            <text:p>0,6546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837341" calcext:value-type="float">
            <text:p>1,837341</text:p>
          </table:table-cell>
          <table:table-cell office:value-type="float" office:value="0.519608" calcext:value-type="float">
            <text:p>0,5196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333789" calcext:value-type="float">
            <text:p>2,333789</text:p>
          </table:table-cell>
          <table:table-cell office:value-type="float" office:value="0.509693" calcext:value-type="float">
            <text:p>0,5096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72045" calcext:value-type="float">
            <text:p>2,272045</text:p>
          </table:table-cell>
          <table:table-cell office:value-type="float" office:value="0.443521" calcext:value-type="float">
            <text:p>0,4435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30126" calcext:value-type="float">
            <text:p>2,330126</text:p>
          </table:table-cell>
          <table:table-cell office:value-type="float" office:value="0.514621" calcext:value-type="float">
            <text:p>0,5146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174734" calcext:value-type="float">
            <text:p>2,174734</text:p>
          </table:table-cell>
          <table:table-cell office:value-type="float" office:value="0.53815" calcext:value-type="float">
            <text:p>0,538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252827" calcext:value-type="float">
            <text:p>2,252827</text:p>
          </table:table-cell>
          <table:table-cell office:value-type="float" office:value="0.489005" calcext:value-type="float">
            <text:p>0,489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353037" calcext:value-type="float">
            <text:p>3,353037</text:p>
          </table:table-cell>
          <table:table-cell office:value-type="float" office:value="1.484039" calcext:value-type="float">
            <text:p>1,4840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31272" calcext:value-type="float">
            <text:p>1,331272</text:p>
          </table:table-cell>
          <table:table-cell office:value-type="float" office:value="0.35285" calcext:value-type="float">
            <text:p>0,352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64047" calcext:value-type="float">
            <text:p>3,264047</text:p>
          </table:table-cell>
          <table:table-cell office:value-type="float" office:value="1.345882" calcext:value-type="float">
            <text:p>1,3458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081334" calcext:value-type="float">
            <text:p>2,081334</text:p>
          </table:table-cell>
          <table:table-cell office:value-type="float" office:value="0.327639" calcext:value-type="float">
            <text:p>0,3276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270084" calcext:value-type="float">
            <text:p>2,270084</text:p>
          </table:table-cell>
          <table:table-cell office:value-type="float" office:value="0.392898" calcext:value-type="float">
            <text:p>0,3928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18162" calcext:value-type="float">
            <text:p>3,18162</text:p>
          </table:table-cell>
          <table:table-cell office:value-type="float" office:value="1.308348" calcext:value-type="float">
            <text:p>1,3083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52864" calcext:value-type="float">
            <text:p>1,252864</text:p>
          </table:table-cell>
          <table:table-cell office:value-type="float" office:value="0.369359" calcext:value-type="float">
            <text:p>0,3693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258316" calcext:value-type="float">
            <text:p>2,258316</text:p>
          </table:table-cell>
          <table:table-cell office:value-type="float" office:value="1.300349" calcext:value-type="float">
            <text:p>1,300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332918" calcext:value-type="float">
            <text:p>1,332918</text:p>
          </table:table-cell>
          <table:table-cell office:value-type="float" office:value="0.388614" calcext:value-type="float">
            <text:p>0,3886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165338" calcext:value-type="float">
            <text:p>1,165338</text:p>
          </table:table-cell>
          <table:table-cell office:value-type="float" office:value="0.361598" calcext:value-type="float">
            <text:p>0,3615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86896" calcext:value-type="float">
            <text:p>1,286896</text:p>
          </table:table-cell>
          <table:table-cell office:value-type="float" office:value="0.369338" calcext:value-type="float">
            <text:p>0,3693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13373" calcext:value-type="float">
            <text:p>1,13373</text:p>
          </table:table-cell>
          <table:table-cell office:value-type="float" office:value="0.351828" calcext:value-type="float">
            <text:p>0,3518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24967" calcext:value-type="float">
            <text:p>1,224967</text:p>
          </table:table-cell>
          <table:table-cell office:value-type="float" office:value="0.321242" calcext:value-type="float">
            <text:p>0,3212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154728" calcext:value-type="float">
            <text:p>2,154728</text:p>
          </table:table-cell>
          <table:table-cell office:value-type="float" office:value="0.299587" calcext:value-type="float">
            <text:p>0,2995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24238" calcext:value-type="float">
            <text:p>1,24238</text:p>
          </table:table-cell>
          <table:table-cell office:value-type="float" office:value="0.174859" calcext:value-type="float">
            <text:p>0,1748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204765" calcext:value-type="float">
            <text:p>1,204765</text:p>
          </table:table-cell>
          <table:table-cell office:value-type="float" office:value="0.185638" calcext:value-type="float">
            <text:p>0,1856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07792" calcext:value-type="float">
            <text:p>1,207792</text:p>
          </table:table-cell>
          <table:table-cell office:value-type="float" office:value="0.181181" calcext:value-type="float">
            <text:p>0,181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28043" calcext:value-type="float">
            <text:p>1,128043</text:p>
          </table:table-cell>
          <table:table-cell office:value-type="float" office:value="0.176898" calcext:value-type="float">
            <text:p>0,1768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15042" calcext:value-type="float">
            <text:p>2,15042</text:p>
          </table:table-cell>
          <table:table-cell office:value-type="float" office:value="0.154217" calcext:value-type="float">
            <text:p>0,1542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301152" calcext:value-type="float">
            <text:p>2,301152</text:p>
          </table:table-cell>
          <table:table-cell office:value-type="float" office:value="0.169523" calcext:value-type="float">
            <text:p>0,1695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61883" calcext:value-type="float">
            <text:p>1,061883</text:p>
          </table:table-cell>
          <table:table-cell office:value-type="float" office:value="0.298557" calcext:value-type="float">
            <text:p>0,2985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2692" calcext:value-type="float">
            <text:p>1,12692</text:p>
          </table:table-cell>
          <table:table-cell office:value-type="float" office:value="1.224705" calcext:value-type="float">
            <text:p>1,2247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53035" calcext:value-type="float">
            <text:p>1,253035</text:p>
          </table:table-cell>
          <table:table-cell office:value-type="float" office:value="0.274346" calcext:value-type="float">
            <text:p>0,2743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272287" calcext:value-type="float">
            <text:p>1,272287</text:p>
          </table:table-cell>
          <table:table-cell office:value-type="float" office:value="0.241986" calcext:value-type="float">
            <text:p>0,2419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222" calcext:value-type="float">
            <text:p>1,1222</text:p>
          </table:table-cell>
          <table:table-cell office:value-type="float" office:value="0.250481" calcext:value-type="float">
            <text:p>0,2504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68406" calcext:value-type="float">
            <text:p>1,268406</text:p>
          </table:table-cell>
          <table:table-cell office:value-type="float" office:value="0.243177" calcext:value-type="float">
            <text:p>0,2431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135391" calcext:value-type="float">
            <text:p>2,135391</text:p>
          </table:table-cell>
          <table:table-cell office:value-type="float" office:value="1.198685" calcext:value-type="float">
            <text:p>1,1986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9592" calcext:value-type="float">
            <text:p>1,209592</text:p>
          </table:table-cell>
          <table:table-cell office:value-type="float" office:value="0.250138" calcext:value-type="float">
            <text:p>0,2501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280191" calcext:value-type="float">
            <text:p>2,280191</text:p>
          </table:table-cell>
          <table:table-cell office:value-type="float" office:value="0.182464" calcext:value-type="float">
            <text:p>0,1824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290842" calcext:value-type="float">
            <text:p>2,290842</text:p>
          </table:table-cell>
          <table:table-cell office:value-type="float" office:value="0.227149" calcext:value-type="float">
            <text:p>0,2271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10366" calcext:value-type="float">
            <text:p>1,210366</text:p>
          </table:table-cell>
          <table:table-cell office:value-type="float" office:value="0.191041" calcext:value-type="float">
            <text:p>0,1910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12482" calcext:value-type="float">
            <text:p>1,212482</text:p>
          </table:table-cell>
          <table:table-cell office:value-type="float" office:value="0.277176" calcext:value-type="float">
            <text:p>0,2771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93563" calcext:value-type="float">
            <text:p>1,293563</text:p>
          </table:table-cell>
          <table:table-cell office:value-type="float" office:value="0.270627" calcext:value-type="float">
            <text:p>0,2706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82952" calcext:value-type="float">
            <text:p>1,282952</text:p>
          </table:table-cell>
          <table:table-cell office:value-type="float" office:value="0.143858" calcext:value-type="float">
            <text:p>0,1438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249386" calcext:value-type="float">
            <text:p>2,249386</text:p>
          </table:table-cell>
          <table:table-cell office:value-type="float" office:value="0.185632" calcext:value-type="float">
            <text:p>0,1856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088056" calcext:value-type="float">
            <text:p>2,088056</text:p>
          </table:table-cell>
          <table:table-cell office:value-type="float" office:value="0.231595" calcext:value-type="float">
            <text:p>0,2315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53538" calcext:value-type="float">
            <text:p>0,853538</text:p>
          </table:table-cell>
          <table:table-cell office:value-type="float" office:value="0.193722" calcext:value-type="float">
            <text:p>0,1937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103571" calcext:value-type="float">
            <text:p>2,103571</text:p>
          </table:table-cell>
          <table:table-cell office:value-type="float" office:value="0.182161" calcext:value-type="float">
            <text:p>0,1821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145664" calcext:value-type="float">
            <text:p>2,145664</text:p>
          </table:table-cell>
          <table:table-cell office:value-type="float" office:value="0.188924" calcext:value-type="float">
            <text:p>0,1889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83779" calcext:value-type="float">
            <text:p>1,083779</text:p>
          </table:table-cell>
          <table:table-cell office:value-type="float" office:value="0.168162" calcext:value-type="float">
            <text:p>0,1681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07546" calcext:value-type="float">
            <text:p>0,807546</text:p>
          </table:table-cell>
          <table:table-cell office:value-type="float" office:value="0.176771" calcext:value-type="float">
            <text:p>0,1767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96672" calcext:value-type="float">
            <text:p>0,896672</text:p>
          </table:table-cell>
          <table:table-cell office:value-type="float" office:value="1.170445" calcext:value-type="float">
            <text:p>1,1704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68619" calcext:value-type="float">
            <text:p>0,868619</text:p>
          </table:table-cell>
          <table:table-cell office:value-type="float" office:value="0.167443" calcext:value-type="float">
            <text:p>0,1674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0098" calcext:value-type="float">
            <text:p>1,00098</text:p>
          </table:table-cell>
          <table:table-cell office:value-type="float" office:value="0.10951" calcext:value-type="float">
            <text:p>0,109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1636" calcext:value-type="float">
            <text:p>0,711636</text:p>
          </table:table-cell>
          <table:table-cell office:value-type="float" office:value="0.142939" calcext:value-type="float">
            <text:p>0,1429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117" calcext:value-type="float">
            <text:p>0,98117</text:p>
          </table:table-cell>
          <table:table-cell office:value-type="float" office:value="0.178535" calcext:value-type="float">
            <text:p>0,1785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56994" calcext:value-type="float">
            <text:p>0,956994</text:p>
          </table:table-cell>
          <table:table-cell office:value-type="float" office:value="1.204257" calcext:value-type="float">
            <text:p>1,2042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031333" calcext:value-type="float">
            <text:p>2,031333</text:p>
          </table:table-cell>
          <table:table-cell office:value-type="float" office:value="0.166088" calcext:value-type="float">
            <text:p>0,1660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30756" calcext:value-type="float">
            <text:p>1,030756</text:p>
          </table:table-cell>
          <table:table-cell office:value-type="float" office:value="0.145398" calcext:value-type="float">
            <text:p>0,1453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0079" calcext:value-type="float">
            <text:p>0,960079</text:p>
          </table:table-cell>
          <table:table-cell office:value-type="float" office:value="0.172784" calcext:value-type="float">
            <text:p>0,1727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96184" calcext:value-type="float">
            <text:p>0,796184</text:p>
          </table:table-cell>
          <table:table-cell office:value-type="float" office:value="0.154148" calcext:value-type="float">
            <text:p>0,1541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30955" calcext:value-type="float">
            <text:p>0,830955</text:p>
          </table:table-cell>
          <table:table-cell office:value-type="float" office:value="0.14417" calcext:value-type="float">
            <text:p>0,144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7013" calcext:value-type="float">
            <text:p>0,817013</text:p>
          </table:table-cell>
          <table:table-cell office:value-type="float" office:value="1.180217" calcext:value-type="float">
            <text:p>1,180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6T00:21:55.930917607</dc:date>
    <meta:editing-duration>PT15M41S</meta:editing-duration>
    <meta:editing-cycles>3</meta:editing-cycles>
    <meta:generator>LibreOffice/6.4.4.2$Linux_X86_64 LibreOffice_project/40$Build-2</meta:generator>
    <meta:document-statistic meta:table-count="4" meta:cell-count="121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style-name="ch1">
        <chart:title svg:x="9.593cm" svg:y="0.436cm" chart:style-name="ch2">
          <text:p>CPU stress workload</text:p>
        </chart:title>
        <chart:legend chart:legend-position="bottom" svg:x="8.461cm" svg:y="14.243cm" style:legend-expansion="wide" chart:style-name="ch3"/>
        <chart:plot-area chart:style-name="ch4" table:cell-range-address="CPU.A1:CPU.C101" chart:data-source-has-labels="row" svg:x="0.5cm" svg:y="1.683cm" svg:width="24.001cm" svg:height="12.076cm">
          <chartooo:coordinate-region svg:x="1.227cm" svg:y="1.882cm" svg:width="22.995cm" svg:height="11.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PU.B2:CPU.B101" chart:label-cell-address="CPU.B1:CPU.B1" chart:class="chart:scatter">
            <chart:domain table:cell-range-address="CPU.A2:CPU.A101"/>
            <chart:data-point chart:repeated="100"/>
          </chart:series>
          <chart:series chart:style-name="ch9" chart:values-cell-range-address="CPU.C2:CPU.C101" chart:label-cell-address="CPU.C1:CPU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sing FaaS</text:p>
                <draw:g>
                  <svg:desc>CPU.B1:CPU.B1</svg:desc>
                </draw:g>
              </table:table-cell>
              <table:table-cell office:value-type="string">
                <text:p>without FaaS</text:p>
                <draw:g>
                  <svg:desc>CPU.C1:CP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PU.A2:CPU.A101</svg:desc>
                </draw:g>
              </table:table-cell>
              <table:table-cell office:value-type="float" office:value="1.494106">
                <text:p>1.494106</text:p>
                <draw:g>
                  <svg:desc>CPU.B2:CPU.B101</svg:desc>
                </draw:g>
              </table:table-cell>
              <table:table-cell office:value-type="float" office:value="0.302426">
                <text:p>0.302426</text:p>
                <draw:g>
                  <svg:desc>CPU.C2:CPU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35319">
                <text:p>1.635319</text:p>
              </table:table-cell>
              <table:table-cell office:value-type="float" office:value="0.307657">
                <text:p>0.307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51598">
                <text:p>1.451598</text:p>
              </table:table-cell>
              <table:table-cell office:value-type="float" office:value="0.325825">
                <text:p>0.325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11314">
                <text:p>1.411314</text:p>
              </table:table-cell>
              <table:table-cell office:value-type="float" office:value="0.327536">
                <text:p>0.32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7746">
                <text:p>1.47746</text:p>
              </table:table-cell>
              <table:table-cell office:value-type="float" office:value="0.420663">
                <text:p>0.420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556622">
                <text:p>1.556622</text:p>
              </table:table-cell>
              <table:table-cell office:value-type="float" office:value="0.425336">
                <text:p>0.425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418878">
                <text:p>2.418878</text:p>
              </table:table-cell>
              <table:table-cell office:value-type="float" office:value="0.478661">
                <text:p>0.478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676934">
                <text:p>1.676934</text:p>
              </table:table-cell>
              <table:table-cell office:value-type="float" office:value="0.536063">
                <text:p>0.536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83475">
                <text:p>1.483475</text:p>
              </table:table-cell>
              <table:table-cell office:value-type="float" office:value="0.542232">
                <text:p>0.542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666243">
                <text:p>1.666243</text:p>
              </table:table-cell>
              <table:table-cell office:value-type="float" office:value="0.587011">
                <text:p>0.587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660661">
                <text:p>1.660661</text:p>
              </table:table-cell>
              <table:table-cell office:value-type="float" office:value="0.589251">
                <text:p>0.589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05712">
                <text:p>1.405712</text:p>
              </table:table-cell>
              <table:table-cell office:value-type="float" office:value="0.589842">
                <text:p>0.589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02389">
                <text:p>1.802389</text:p>
              </table:table-cell>
              <table:table-cell office:value-type="float" office:value="0.59926">
                <text:p>0.5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525113">
                <text:p>1.525113</text:p>
              </table:table-cell>
              <table:table-cell office:value-type="float" office:value="0.641517">
                <text:p>0.641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657088">
                <text:p>1.657088</text:p>
              </table:table-cell>
              <table:table-cell office:value-type="float" office:value="0.646805">
                <text:p>0.646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273691">
                <text:p>1.273691</text:p>
              </table:table-cell>
              <table:table-cell office:value-type="float" office:value="0.663558">
                <text:p>0.66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70243">
                <text:p>1.570243</text:p>
              </table:table-cell>
              <table:table-cell office:value-type="float" office:value="0.673266">
                <text:p>0.673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779557">
                <text:p>1.779557</text:p>
              </table:table-cell>
              <table:table-cell office:value-type="float" office:value="0.686765">
                <text:p>0.686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00358">
                <text:p>2.500358</text:p>
              </table:table-cell>
              <table:table-cell office:value-type="float" office:value="0.725062">
                <text:p>0.725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99932">
                <text:p>2.199932</text:p>
              </table:table-cell>
              <table:table-cell office:value-type="float" office:value="0.734111">
                <text:p>0.734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786913">
                <text:p>1.786913</text:p>
              </table:table-cell>
              <table:table-cell office:value-type="float" office:value="0.735479">
                <text:p>0.735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527509">
                <text:p>1.527509</text:p>
              </table:table-cell>
              <table:table-cell office:value-type="float" office:value="0.744684">
                <text:p>0.744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619232">
                <text:p>1.619232</text:p>
              </table:table-cell>
              <table:table-cell office:value-type="float" office:value="0.760655">
                <text:p>0.760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582471">
                <text:p>1.582471</text:p>
              </table:table-cell>
              <table:table-cell office:value-type="float" office:value="0.771291">
                <text:p>0.771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686666">
                <text:p>1.686666</text:p>
              </table:table-cell>
              <table:table-cell office:value-type="float" office:value="0.795338">
                <text:p>0.795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703646">
                <text:p>1.703646</text:p>
              </table:table-cell>
              <table:table-cell office:value-type="float" office:value="0.808605">
                <text:p>0.808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652591">
                <text:p>1.652591</text:p>
              </table:table-cell>
              <table:table-cell office:value-type="float" office:value="0.835743">
                <text:p>0.835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52855">
                <text:p>1.452855</text:p>
              </table:table-cell>
              <table:table-cell office:value-type="float" office:value="0.844491">
                <text:p>0.844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753341">
                <text:p>1.753341</text:p>
              </table:table-cell>
              <table:table-cell office:value-type="float" office:value="0.844752">
                <text:p>0.844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64014">
                <text:p>1.64014</text:p>
              </table:table-cell>
              <table:table-cell office:value-type="float" office:value="0.845953">
                <text:p>0.8459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16232">
                <text:p>1.416232</text:p>
              </table:table-cell>
              <table:table-cell office:value-type="float" office:value="0.85909">
                <text:p>0.85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24326">
                <text:p>2.24326</text:p>
              </table:table-cell>
              <table:table-cell office:value-type="float" office:value="0.89835">
                <text:p>0.89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00789">
                <text:p>2.00789</text:p>
              </table:table-cell>
              <table:table-cell office:value-type="float" office:value="0.901018">
                <text:p>0.901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83758">
                <text:p>1.283758</text:p>
              </table:table-cell>
              <table:table-cell office:value-type="float" office:value="0.916822">
                <text:p>0.916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513092">
                <text:p>1.513092</text:p>
              </table:table-cell>
              <table:table-cell office:value-type="float" office:value="0.922138">
                <text:p>0.922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557081">
                <text:p>1.557081</text:p>
              </table:table-cell>
              <table:table-cell office:value-type="float" office:value="0.92451">
                <text:p>0.92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681671">
                <text:p>1.681671</text:p>
              </table:table-cell>
              <table:table-cell office:value-type="float" office:value="0.933873">
                <text:p>0.933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80127">
                <text:p>1.380127</text:p>
              </table:table-cell>
              <table:table-cell office:value-type="float" office:value="0.938782">
                <text:p>0.938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16958">
                <text:p>1.416958</text:p>
              </table:table-cell>
              <table:table-cell office:value-type="float" office:value="0.981563">
                <text:p>0.981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2308">
                <text:p>1.32308</text:p>
              </table:table-cell>
              <table:table-cell office:value-type="float" office:value="1.005391">
                <text:p>1.005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61167">
                <text:p>1.461167</text:p>
              </table:table-cell>
              <table:table-cell office:value-type="float" office:value="1.005546">
                <text:p>1.005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21965">
                <text:p>2.21965</text:p>
              </table:table-cell>
              <table:table-cell office:value-type="float" office:value="1.014582">
                <text:p>1.014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357455">
                <text:p>2.357455</text:p>
              </table:table-cell>
              <table:table-cell office:value-type="float" office:value="1.028738">
                <text:p>1.02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78745">
                <text:p>1.478745</text:p>
              </table:table-cell>
              <table:table-cell office:value-type="float" office:value="1.033038">
                <text:p>1.0330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39428">
                <text:p>2.339428</text:p>
              </table:table-cell>
              <table:table-cell office:value-type="float" office:value="1.048757">
                <text:p>1.048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656731">
                <text:p>2.656731</text:p>
              </table:table-cell>
              <table:table-cell office:value-type="float" office:value="1.069143">
                <text:p>1.069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588197">
                <text:p>2.588197</text:p>
              </table:table-cell>
              <table:table-cell office:value-type="float" office:value="1.071422">
                <text:p>1.071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333109">
                <text:p>2.333109</text:p>
              </table:table-cell>
              <table:table-cell office:value-type="float" office:value="1.078693">
                <text:p>1.078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590754">
                <text:p>2.590754</text:p>
              </table:table-cell>
              <table:table-cell office:value-type="float" office:value="1.10083">
                <text:p>1.100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272115">
                <text:p>2.272115</text:p>
              </table:table-cell>
              <table:table-cell office:value-type="float" office:value="1.106683">
                <text:p>1.106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9841">
                <text:p>1.29841</text:p>
              </table:table-cell>
              <table:table-cell office:value-type="float" office:value="1.111229">
                <text:p>1.111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597896">
                <text:p>2.597896</text:p>
              </table:table-cell>
              <table:table-cell office:value-type="float" office:value="1.120255">
                <text:p>1.120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654701">
                <text:p>2.654701</text:p>
              </table:table-cell>
              <table:table-cell office:value-type="float" office:value="1.125509">
                <text:p>1.125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4443">
                <text:p>1.34443</text:p>
              </table:table-cell>
              <table:table-cell office:value-type="float" office:value="1.129724">
                <text:p>1.129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66447">
                <text:p>2.266447</text:p>
              </table:table-cell>
              <table:table-cell office:value-type="float" office:value="1.132163">
                <text:p>1.132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409614">
                <text:p>2.409614</text:p>
              </table:table-cell>
              <table:table-cell office:value-type="float" office:value="1.132935">
                <text:p>1.132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783434">
                <text:p>2.783434</text:p>
              </table:table-cell>
              <table:table-cell office:value-type="float" office:value="1.138176">
                <text:p>1.138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734797">
                <text:p>2.734797</text:p>
              </table:table-cell>
              <table:table-cell office:value-type="float" office:value="1.165785">
                <text:p>1.165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646502">
                <text:p>2.646502</text:p>
              </table:table-cell>
              <table:table-cell office:value-type="float" office:value="1.17879">
                <text:p>1.17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06213">
                <text:p>1.306213</text:p>
              </table:table-cell>
              <table:table-cell office:value-type="float" office:value="1.187502">
                <text:p>1.187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469351">
                <text:p>2.469351</text:p>
              </table:table-cell>
              <table:table-cell office:value-type="float" office:value="1.19849">
                <text:p>1.19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778798">
                <text:p>2.778798</text:p>
              </table:table-cell>
              <table:table-cell office:value-type="float" office:value="1.206248">
                <text:p>1.206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0386">
                <text:p>1.420386</text:p>
              </table:table-cell>
              <table:table-cell office:value-type="float" office:value="1.219951">
                <text:p>1.219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49608">
                <text:p>1.249608</text:p>
              </table:table-cell>
              <table:table-cell office:value-type="float" office:value="1.227611">
                <text:p>1.227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04503">
                <text:p>1.304503</text:p>
              </table:table-cell>
              <table:table-cell office:value-type="float" office:value="1.243815">
                <text:p>1.243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455386">
                <text:p>2.455386</text:p>
              </table:table-cell>
              <table:table-cell office:value-type="float" office:value="1.260845">
                <text:p>1.260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418204">
                <text:p>2.418204</text:p>
              </table:table-cell>
              <table:table-cell office:value-type="float" office:value="1.278881">
                <text:p>1.278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863877">
                <text:p>2.863877</text:p>
              </table:table-cell>
              <table:table-cell office:value-type="float" office:value="1.279413">
                <text:p>1.279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374825">
                <text:p>3.374825</text:p>
              </table:table-cell>
              <table:table-cell office:value-type="float" office:value="1.311483">
                <text:p>1.311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283468">
                <text:p>2.283468</text:p>
              </table:table-cell>
              <table:table-cell office:value-type="float" office:value="1.31703">
                <text:p>1.31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62768">
                <text:p>2.462768</text:p>
              </table:table-cell>
              <table:table-cell office:value-type="float" office:value="1.318848">
                <text:p>1.318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311342">
                <text:p>2.311342</text:p>
              </table:table-cell>
              <table:table-cell office:value-type="float" office:value="1.32949">
                <text:p>1.32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201547">
                <text:p>1.201547</text:p>
              </table:table-cell>
              <table:table-cell office:value-type="float" office:value="1.343754">
                <text:p>1.3437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483767">
                <text:p>2.483767</text:p>
              </table:table-cell>
              <table:table-cell office:value-type="float" office:value="1.369532">
                <text:p>1.369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19225">
                <text:p>1.19225</text:p>
              </table:table-cell>
              <table:table-cell office:value-type="float" office:value="1.390628">
                <text:p>1.3906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124722">
                <text:p>1.124722</text:p>
              </table:table-cell>
              <table:table-cell office:value-type="float" office:value="1.404841">
                <text:p>1.404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373642">
                <text:p>2.373642</text:p>
              </table:table-cell>
              <table:table-cell office:value-type="float" office:value="1.428847">
                <text:p>1.4288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220296">
                <text:p>2.220296</text:p>
              </table:table-cell>
              <table:table-cell office:value-type="float" office:value="1.43873">
                <text:p>1.438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27344">
                <text:p>1.227344</text:p>
              </table:table-cell>
              <table:table-cell office:value-type="float" office:value="1.444936">
                <text:p>1.444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146688">
                <text:p>1.146688</text:p>
              </table:table-cell>
              <table:table-cell office:value-type="float" office:value="1.448048">
                <text:p>1.448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992421">
                <text:p>1.992421</text:p>
              </table:table-cell>
              <table:table-cell office:value-type="float" office:value="1.483358">
                <text:p>1.483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218878">
                <text:p>1.218878</text:p>
              </table:table-cell>
              <table:table-cell office:value-type="float" office:value="1.503517">
                <text:p>1.503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52461">
                <text:p>1.452461</text:p>
              </table:table-cell>
              <table:table-cell office:value-type="float" office:value="1.986505">
                <text:p>1.986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270527">
                <text:p>1.270527</text:p>
              </table:table-cell>
              <table:table-cell office:value-type="float" office:value="2.077266">
                <text:p>2.0772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728535">
                <text:p>2.728535</text:p>
              </table:table-cell>
              <table:table-cell office:value-type="float" office:value="2.083376">
                <text:p>2.083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593778">
                <text:p>2.593778</text:p>
              </table:table-cell>
              <table:table-cell office:value-type="float" office:value="2.166028">
                <text:p>2.166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70882">
                <text:p>2.770882</text:p>
              </table:table-cell>
              <table:table-cell office:value-type="float" office:value="2.224333">
                <text:p>2.224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52324">
                <text:p>2.752324</text:p>
              </table:table-cell>
              <table:table-cell office:value-type="float" office:value="2.246282">
                <text:p>2.246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272794">
                <text:p>1.272794</text:p>
              </table:table-cell>
              <table:table-cell office:value-type="float" office:value="2.309683">
                <text:p>2.3096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523023">
                <text:p>1.523023</text:p>
              </table:table-cell>
              <table:table-cell office:value-type="float" office:value="2.368306">
                <text:p>2.3683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370992">
                <text:p>2.370992</text:p>
              </table:table-cell>
              <table:table-cell office:value-type="float" office:value="2.402236">
                <text:p>2.402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295263">
                <text:p>1.295263</text:p>
              </table:table-cell>
              <table:table-cell office:value-type="float" office:value="2.404101">
                <text:p>2.404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566174">
                <text:p>1.566174</text:p>
              </table:table-cell>
              <table:table-cell office:value-type="float" office:value="2.529147">
                <text:p>2.5291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536004">
                <text:p>1.536004</text:p>
              </table:table-cell>
              <table:table-cell office:value-type="float" office:value="2.540549">
                <text:p>2.540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52589">
                <text:p>2.52589</text:p>
              </table:table-cell>
              <table:table-cell office:value-type="float" office:value="2.574114">
                <text:p>2.574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629054">
                <text:p>1.629054</text:p>
              </table:table-cell>
              <table:table-cell office:value-type="float" office:value="2.577793">
                <text:p>2.5777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712123">
                <text:p>1.712123</text:p>
              </table:table-cell>
              <table:table-cell office:value-type="float" office:value="2.58192">
                <text:p>2.58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659673">
                <text:p>2.659673</text:p>
              </table:table-cell>
              <table:table-cell office:value-type="float" office:value="2.586866">
                <text:p>2.586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546779">
                <text:p>1.546779</text:p>
              </table:table-cell>
              <table:table-cell office:value-type="float" office:value="2.605104">
                <text:p>2.605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225025">
                <text:p>2.225025</text:p>
              </table:table-cell>
              <table:table-cell office:value-type="float" office:value="2.696479">
                <text:p>2.696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style-name="ch1">
        <chart:title svg:x="9.104cm" svg:y="0.436cm" chart:style-name="ch2">
          <text:p>Memory stress workload</text:p>
        </chart:title>
        <chart:legend chart:legend-position="bottom" svg:x="8.461cm" svg:y="14.243cm" style:legend-expansion="wide" chart:style-name="ch3"/>
        <chart:plot-area chart:style-name="ch4" table:cell-range-address="Memory.A1:Memory.C101" chart:data-source-has-labels="row" svg:x="0.743cm" svg:y="1.184cm" svg:width="23.739cm" svg:height="11.772cm">
          <chartooo:coordinate-region svg:x="1.179cm" svg:y="1.383cm" svg:width="23.023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emory.B2:Memory.B101" chart:label-cell-address="Memory.B1:Memory.B1" chart:class="chart:scatter">
            <chart:domain table:cell-range-address="Memory.A2:Memory.A101"/>
            <chart:data-point chart:repeated="100"/>
          </chart:series>
          <chart:series chart:style-name="ch9" chart:values-cell-range-address="Memory.C2:Memory.C101" chart:label-cell-address="Memory.C1:Memory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sing FaaS</text:p>
                <draw:g>
                  <svg:desc>Memory.B1:Memory.B1</svg:desc>
                </draw:g>
              </table:table-cell>
              <table:table-cell office:value-type="string">
                <text:p>without FaaS</text:p>
                <draw:g>
                  <svg:desc>Memory.C1:Memo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mory.A2:Memory.A101</svg:desc>
                </draw:g>
              </table:table-cell>
              <table:table-cell office:value-type="float" office:value="4.740452">
                <text:p>4.740452</text:p>
                <draw:g>
                  <svg:desc>Memory.B2:Memory.B101</svg:desc>
                </draw:g>
              </table:table-cell>
              <table:table-cell office:value-type="float" office:value="0.403383">
                <text:p>0.403383</text:p>
                <draw:g>
                  <svg:desc>Memory.C2:Memory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75191">
                <text:p>2.975191</text:p>
              </table:table-cell>
              <table:table-cell office:value-type="float" office:value="0.518637">
                <text:p>0.518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35171">
                <text:p>5.135171</text:p>
              </table:table-cell>
              <table:table-cell office:value-type="float" office:value="0.571927">
                <text:p>0.57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98794">
                <text:p>3.198794</text:p>
              </table:table-cell>
              <table:table-cell office:value-type="float" office:value="2.084519">
                <text:p>2.084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664794">
                <text:p>4.664794</text:p>
              </table:table-cell>
              <table:table-cell office:value-type="float" office:value="2.18887">
                <text:p>2.18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861765">
                <text:p>5.861765</text:p>
              </table:table-cell>
              <table:table-cell office:value-type="float" office:value="2.294718">
                <text:p>2.294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32313">
                <text:p>4.832313</text:p>
              </table:table-cell>
              <table:table-cell office:value-type="float" office:value="2.333132">
                <text:p>2.333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407998">
                <text:p>5.407998</text:p>
              </table:table-cell>
              <table:table-cell office:value-type="float" office:value="2.410114">
                <text:p>2.41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959386">
                <text:p>3.959386</text:p>
              </table:table-cell>
              <table:table-cell office:value-type="float" office:value="7.398706">
                <text:p>7.398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64015">
                <text:p>4.64015</text:p>
              </table:table-cell>
              <table:table-cell office:value-type="float" office:value="1.435668">
                <text:p>1.435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791504">
                <text:p>4.791504</text:p>
              </table:table-cell>
              <table:table-cell office:value-type="float" office:value="7.252457">
                <text:p>7.252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388197">
                <text:p>4.388197</text:p>
              </table:table-cell>
              <table:table-cell office:value-type="float" office:value="1.836282">
                <text:p>1.836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728719">
                <text:p>2.728719</text:p>
              </table:table-cell>
              <table:table-cell office:value-type="float" office:value="1.586921">
                <text:p>1.586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711213">
                <text:p>2.711213</text:p>
              </table:table-cell>
              <table:table-cell office:value-type="float" office:value="1.369705">
                <text:p>1.369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971364">
                <text:p>2.971364</text:p>
              </table:table-cell>
              <table:table-cell office:value-type="float" office:value="7.269109">
                <text:p>7.269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822759">
                <text:p>2.822759</text:p>
              </table:table-cell>
              <table:table-cell office:value-type="float" office:value="1.717092">
                <text:p>1.717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943291">
                <text:p>2.943291</text:p>
              </table:table-cell>
              <table:table-cell office:value-type="float" office:value="1.893605">
                <text:p>1.893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024159">
                <text:p>3.024159</text:p>
              </table:table-cell>
              <table:table-cell office:value-type="float" office:value="1.975693">
                <text:p>1.975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585748">
                <text:p>3.585748</text:p>
              </table:table-cell>
              <table:table-cell office:value-type="float" office:value="1.603724">
                <text:p>1.603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838411">
                <text:p>2.838411</text:p>
              </table:table-cell>
              <table:table-cell office:value-type="float" office:value="0.842646">
                <text:p>0.842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121558">
                <text:p>3.121558</text:p>
              </table:table-cell>
              <table:table-cell office:value-type="float" office:value="7.076127">
                <text:p>7.076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892965">
                <text:p>2.892965</text:p>
              </table:table-cell>
              <table:table-cell office:value-type="float" office:value="1.427966">
                <text:p>1.427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4697">
                <text:p>2.64697</text:p>
              </table:table-cell>
              <table:table-cell office:value-type="float" office:value="0.583538">
                <text:p>0.583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693501">
                <text:p>2.693501</text:p>
              </table:table-cell>
              <table:table-cell office:value-type="float" office:value="1.15254">
                <text:p>1.15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274512">
                <text:p>2.274512</text:p>
              </table:table-cell>
              <table:table-cell office:value-type="float" office:value="0.921506">
                <text:p>0.921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718608">
                <text:p>2.718608</text:p>
              </table:table-cell>
              <table:table-cell office:value-type="float" office:value="0.85477">
                <text:p>0.85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487019">
                <text:p>3.487019</text:p>
              </table:table-cell>
              <table:table-cell office:value-type="float" office:value="0.643496">
                <text:p>0.643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114701">
                <text:p>4.114701</text:p>
              </table:table-cell>
              <table:table-cell office:value-type="float" office:value="1.046374">
                <text:p>1.046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58638">
                <text:p>3.58638</text:p>
              </table:table-cell>
              <table:table-cell office:value-type="float" office:value="0.658249">
                <text:p>0.658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560091">
                <text:p>4.560091</text:p>
              </table:table-cell>
              <table:table-cell office:value-type="float" office:value="1.009173">
                <text:p>1.009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36698">
                <text:p>4.36698</text:p>
              </table:table-cell>
              <table:table-cell office:value-type="float" office:value="2.542316">
                <text:p>2.542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200442">
                <text:p>4.200442</text:p>
              </table:table-cell>
              <table:table-cell office:value-type="float" office:value="7.32968">
                <text:p>7.32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76486">
                <text:p>3.76486</text:p>
              </table:table-cell>
              <table:table-cell office:value-type="float" office:value="2.651823">
                <text:p>2.651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336951">
                <text:p>4.336951</text:p>
              </table:table-cell>
              <table:table-cell office:value-type="float" office:value="2.233234">
                <text:p>2.233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897547">
                <text:p>2.897547</text:p>
              </table:table-cell>
              <table:table-cell office:value-type="float" office:value="2.323753">
                <text:p>2.323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810777">
                <text:p>4.810777</text:p>
              </table:table-cell>
              <table:table-cell office:value-type="float" office:value="7.186494">
                <text:p>7.186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464236">
                <text:p>4.464236</text:p>
              </table:table-cell>
              <table:table-cell office:value-type="float" office:value="2.385612">
                <text:p>2.385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840638">
                <text:p>4.840638</text:p>
              </table:table-cell>
              <table:table-cell office:value-type="float" office:value="2.460343">
                <text:p>2.460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017321">
                <text:p>4.017321</text:p>
              </table:table-cell>
              <table:table-cell office:value-type="float" office:value="2.700412">
                <text:p>2.700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585225">
                <text:p>4.585225</text:p>
              </table:table-cell>
              <table:table-cell office:value-type="float" office:value="3.040177">
                <text:p>3.040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612282">
                <text:p>3.612282</text:p>
              </table:table-cell>
              <table:table-cell office:value-type="float" office:value="3.301346">
                <text:p>3.301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901177">
                <text:p>4.901177</text:p>
              </table:table-cell>
              <table:table-cell office:value-type="float" office:value="7.300062">
                <text:p>7.300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898977">
                <text:p>4.898977</text:p>
              </table:table-cell>
              <table:table-cell office:value-type="float" office:value="7.383745">
                <text:p>7.383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046628">
                <text:p>5.046628</text:p>
              </table:table-cell>
              <table:table-cell office:value-type="float" office:value="2.712085">
                <text:p>2.712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118007">
                <text:p>4.118007</text:p>
              </table:table-cell>
              <table:table-cell office:value-type="float" office:value="2.76275">
                <text:p>2.76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054145">
                <text:p>5.054145</text:p>
              </table:table-cell>
              <table:table-cell office:value-type="float" office:value="2.831238">
                <text:p>2.831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298702">
                <text:p>3.298702</text:p>
              </table:table-cell>
              <table:table-cell office:value-type="float" office:value="2.946948">
                <text:p>2.946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179292">
                <text:p>3.179292</text:p>
              </table:table-cell>
              <table:table-cell office:value-type="float" office:value="3.147205">
                <text:p>3.147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337351">
                <text:p>3.337351</text:p>
              </table:table-cell>
              <table:table-cell office:value-type="float" office:value="3.045881">
                <text:p>3.045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036367">
                <text:p>5.036367</text:p>
              </table:table-cell>
              <table:table-cell office:value-type="float" office:value="3.376318">
                <text:p>3.376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356425">
                <text:p>3.356425</text:p>
              </table:table-cell>
              <table:table-cell office:value-type="float" office:value="3.284769">
                <text:p>3.284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367732">
                <text:p>3.367732</text:p>
              </table:table-cell>
              <table:table-cell office:value-type="float" office:value="3.397698">
                <text:p>3.397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424748">
                <text:p>3.424748</text:p>
              </table:table-cell>
              <table:table-cell office:value-type="float" office:value="3.509507">
                <text:p>3.509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183559">
                <text:p>3.183559</text:p>
              </table:table-cell>
              <table:table-cell office:value-type="float" office:value="7.353801">
                <text:p>7.353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244988">
                <text:p>3.244988</text:p>
              </table:table-cell>
              <table:table-cell office:value-type="float" office:value="3.656235">
                <text:p>3.656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124649">
                <text:p>3.124649</text:p>
              </table:table-cell>
              <table:table-cell office:value-type="float" office:value="3.602161">
                <text:p>3.6021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694445">
                <text:p>3.694445</text:p>
              </table:table-cell>
              <table:table-cell office:value-type="float" office:value="3.888034">
                <text:p>3.888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215672">
                <text:p>2.215672</text:p>
              </table:table-cell>
              <table:table-cell office:value-type="float" office:value="3.698278">
                <text:p>3.698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291044">
                <text:p>3.291044</text:p>
              </table:table-cell>
              <table:table-cell office:value-type="float" office:value="3.773792">
                <text:p>3.773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256215">
                <text:p>2.256215</text:p>
              </table:table-cell>
              <table:table-cell office:value-type="float" office:value="7.38744">
                <text:p>7.387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076567">
                <text:p>4.076567</text:p>
              </table:table-cell>
              <table:table-cell office:value-type="float" office:value="4.590808">
                <text:p>4.590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193138">
                <text:p>3.193138</text:p>
              </table:table-cell>
              <table:table-cell office:value-type="float" office:value="4.012883">
                <text:p>4.012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769785">
                <text:p>2.769785</text:p>
              </table:table-cell>
              <table:table-cell office:value-type="float" office:value="4.232349">
                <text:p>4.232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86369">
                <text:p>2.486369</text:p>
              </table:table-cell>
              <table:table-cell office:value-type="float" office:value="4.127181">
                <text:p>4.127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766076">
                <text:p>2.766076</text:p>
              </table:table-cell>
              <table:table-cell office:value-type="float" office:value="3.895523">
                <text:p>3.895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303684">
                <text:p>3.303684</text:p>
              </table:table-cell>
              <table:table-cell office:value-type="float" office:value="7.655949">
                <text:p>7.6559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926499">
                <text:p>2.926499</text:p>
              </table:table-cell>
              <table:table-cell office:value-type="float" office:value="4.000474">
                <text:p>4.000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550508">
                <text:p>3.550508</text:p>
              </table:table-cell>
              <table:table-cell office:value-type="float" office:value="7.371661">
                <text:p>7.371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189832">
                <text:p>5.189832</text:p>
              </table:table-cell>
              <table:table-cell office:value-type="float" office:value="7.485176">
                <text:p>7.485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032182">
                <text:p>3.032182</text:p>
              </table:table-cell>
              <table:table-cell office:value-type="float" office:value="4.371704">
                <text:p>4.371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178164">
                <text:p>3.178164</text:p>
              </table:table-cell>
              <table:table-cell office:value-type="float" office:value="4.280543">
                <text:p>4.280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214639">
                <text:p>3.214639</text:p>
              </table:table-cell>
              <table:table-cell office:value-type="float" office:value="7.386738">
                <text:p>7.386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822384">
                <text:p>2.822384</text:p>
              </table:table-cell>
              <table:table-cell office:value-type="float" office:value="4.214979">
                <text:p>4.214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035764">
                <text:p>3.035764</text:p>
              </table:table-cell>
              <table:table-cell office:value-type="float" office:value="4.516416">
                <text:p>4.516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565859">
                <text:p>4.565859</text:p>
              </table:table-cell>
              <table:table-cell office:value-type="float" office:value="4.821874">
                <text:p>4.8218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028083">
                <text:p>2.028083</text:p>
              </table:table-cell>
              <table:table-cell office:value-type="float" office:value="4.755787">
                <text:p>4.755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0582">
                <text:p>3.0582</text:p>
              </table:table-cell>
              <table:table-cell office:value-type="float" office:value="4.563934">
                <text:p>4.5639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977352">
                <text:p>2.977352</text:p>
              </table:table-cell>
              <table:table-cell office:value-type="float" office:value="4.895953">
                <text:p>4.895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549217">
                <text:p>4.549217</text:p>
              </table:table-cell>
              <table:table-cell office:value-type="float" office:value="4.637431">
                <text:p>4.637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218958">
                <text:p>3.218958</text:p>
              </table:table-cell>
              <table:table-cell office:value-type="float" office:value="4.931309">
                <text:p>4.931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918117">
                <text:p>4.918117</text:p>
              </table:table-cell>
              <table:table-cell office:value-type="float" office:value="4.990119">
                <text:p>4.990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088188">
                <text:p>3.088188</text:p>
              </table:table-cell>
              <table:table-cell office:value-type="float" office:value="5.642766">
                <text:p>5.6427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034194">
                <text:p>3.034194</text:p>
              </table:table-cell>
              <table:table-cell office:value-type="float" office:value="5.39156">
                <text:p>5.39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0515">
                <text:p>3.0515</text:p>
              </table:table-cell>
              <table:table-cell office:value-type="float" office:value="5.582909">
                <text:p>5.5829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8851">
                <text:p>2.8851</text:p>
              </table:table-cell>
              <table:table-cell office:value-type="float" office:value="5.035752">
                <text:p>5.0357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902664">
                <text:p>4.902664</text:p>
              </table:table-cell>
              <table:table-cell office:value-type="float" office:value="7.479038">
                <text:p>7.479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967042">
                <text:p>2.967042</text:p>
              </table:table-cell>
              <table:table-cell office:value-type="float" office:value="5.087385">
                <text:p>5.087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884905">
                <text:p>2.884905</text:p>
              </table:table-cell>
              <table:table-cell office:value-type="float" office:value="5.228542">
                <text:p>5.228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71414">
                <text:p>4.71414</text:p>
              </table:table-cell>
              <table:table-cell office:value-type="float" office:value="5.283753">
                <text:p>5.283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508778">
                <text:p>2.508778</text:p>
              </table:table-cell>
              <table:table-cell office:value-type="float" office:value="5.42149">
                <text:p>5.42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071632">
                <text:p>3.071632</text:p>
              </table:table-cell>
              <table:table-cell office:value-type="float" office:value="5.853526">
                <text:p>5.853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949415">
                <text:p>2.949415</text:p>
              </table:table-cell>
              <table:table-cell office:value-type="float" office:value="7.504311">
                <text:p>7.504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896977">
                <text:p>2.896977</text:p>
              </table:table-cell>
              <table:table-cell office:value-type="float" office:value="5.796349">
                <text:p>5.796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.592367">
                <text:p>4.592367</text:p>
              </table:table-cell>
              <table:table-cell office:value-type="float" office:value="5.608506">
                <text:p>5.6085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127094">
                <text:p>3.127094</text:p>
              </table:table-cell>
              <table:table-cell office:value-type="float" office:value="5.720664">
                <text:p>5.720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515151">
                <text:p>3.515151</text:p>
              </table:table-cell>
              <table:table-cell office:value-type="float" office:value="5.921011">
                <text:p>5.9210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292454">
                <text:p>2.292454</text:p>
              </table:table-cell>
              <table:table-cell office:value-type="float" office:value="6.032799">
                <text:p>6.032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212036">
                <text:p>2.212036</text:p>
              </table:table-cell>
              <table:table-cell office:value-type="float" office:value="7.633877">
                <text:p>7.6338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604508">
                <text:p>4.604508</text:p>
              </table:table-cell>
              <table:table-cell office:value-type="float" office:value="6.127633">
                <text:p>6.127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952324">
                <text:p>2.952324</text:p>
              </table:table-cell>
              <table:table-cell office:value-type="float" office:value="6.065661">
                <text:p>6.065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style-name="ch1">
        <chart:title svg:x="9.805cm" svg:y="0.436cm" chart:style-name="ch2">
          <text:p>I/O stress workload</text:p>
        </chart:title>
        <chart:legend chart:legend-position="bottom" svg:x="8.461cm" svg:y="14.243cm" style:legend-expansion="wide" chart:style-name="ch3"/>
        <chart:plot-area chart:style-name="ch4" table:cell-range-address="IO.A1:IO.C101" chart:data-source-has-labels="row" svg:x="0.5cm" svg:y="1.683cm" svg:width="24.001cm" svg:height="12.076cm">
          <chartooo:coordinate-region svg:x="1.121cm" svg:y="1.882cm" svg:width="23.1cm" svg:height="11.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O.B2:IO.B101" chart:label-cell-address="IO.B1:IO.B1" chart:class="chart:scatter">
            <chart:domain table:cell-range-address="IO.A2:IO.A101"/>
            <chart:data-point chart:repeated="100"/>
          </chart:series>
          <chart:series chart:style-name="ch9" chart:values-cell-range-address="IO.C2:IO.C101" chart:label-cell-address="IO.C1:IO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sing FaaS</text:p>
                <draw:g>
                  <svg:desc>IO.B1:IO.B1</svg:desc>
                </draw:g>
              </table:table-cell>
              <table:table-cell office:value-type="string">
                <text:p>without FaaS</text:p>
                <draw:g>
                  <svg:desc>IO.C1:I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.A2:IO.A101</svg:desc>
                </draw:g>
              </table:table-cell>
              <table:table-cell office:value-type="float" office:value="20.432558">
                <text:p>20.432558</text:p>
                <draw:g>
                  <svg:desc>IO.B2:IO.B101</svg:desc>
                </draw:g>
              </table:table-cell>
              <table:table-cell office:value-type="float" office:value="47.246169">
                <text:p>47.246169</text:p>
                <draw:g>
                  <svg:desc>IO.C2:IO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100833">
                <text:p>11.100833</text:p>
              </table:table-cell>
              <table:table-cell office:value-type="float" office:value="1.380348">
                <text:p>1.380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594724">
                <text:p>10.594724</text:p>
              </table:table-cell>
              <table:table-cell office:value-type="float" office:value="0.934872">
                <text:p>0.934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970607">
                <text:p>19.970607</text:p>
              </table:table-cell>
              <table:table-cell office:value-type="float" office:value="1.813684">
                <text:p>1.81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585902">
                <text:p>10.585902</text:p>
              </table:table-cell>
              <table:table-cell office:value-type="float" office:value="48.903248">
                <text:p>48.903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586697">
                <text:p>10.586697</text:p>
              </table:table-cell>
              <table:table-cell office:value-type="float" office:value="11.236486">
                <text:p>11.236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263242">
                <text:p>13.263242</text:p>
              </table:table-cell>
              <table:table-cell office:value-type="float" office:value="2.246096">
                <text:p>2.246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494182">
                <text:p>13.494182</text:p>
              </table:table-cell>
              <table:table-cell office:value-type="float" office:value="2.727813">
                <text:p>2.727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.005153">
                <text:p>20.005153</text:p>
              </table:table-cell>
              <table:table-cell office:value-type="float" office:value="3.639131">
                <text:p>3.639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633996">
                <text:p>17.633996</text:p>
              </table:table-cell>
              <table:table-cell office:value-type="float" office:value="9.497322">
                <text:p>9.497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63612">
                <text:p>9.663612</text:p>
              </table:table-cell>
              <table:table-cell office:value-type="float" office:value="3.122484">
                <text:p>3.12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838632">
                <text:p>8.838632</text:p>
              </table:table-cell>
              <table:table-cell office:value-type="float" office:value="55.643561">
                <text:p>55.643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683393">
                <text:p>9.683393</text:p>
              </table:table-cell>
              <table:table-cell office:value-type="float" office:value="9.960519">
                <text:p>9.960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749">
                <text:p>8.498749</text:p>
              </table:table-cell>
              <table:table-cell office:value-type="float" office:value="10.570402">
                <text:p>10.570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59396">
                <text:p>8.659396</text:p>
              </table:table-cell>
              <table:table-cell office:value-type="float" office:value="8.309658">
                <text:p>8.309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22211">
                <text:p>10.622211</text:p>
              </table:table-cell>
              <table:table-cell office:value-type="float" office:value="3.994744">
                <text:p>3.994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066968">
                <text:p>12.066968</text:p>
              </table:table-cell>
              <table:table-cell office:value-type="float" office:value="6.037887">
                <text:p>6.037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68845">
                <text:p>11.468845</text:p>
              </table:table-cell>
              <table:table-cell office:value-type="float" office:value="5.537005">
                <text:p>5.537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120382">
                <text:p>12.120382</text:p>
              </table:table-cell>
              <table:table-cell office:value-type="float" office:value="4.485446">
                <text:p>4.485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659359">
                <text:p>9.659359</text:p>
              </table:table-cell>
              <table:table-cell office:value-type="float" office:value="46.570417">
                <text:p>46.570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070063">
                <text:p>12.070063</text:p>
              </table:table-cell>
              <table:table-cell office:value-type="float" office:value="7.745675">
                <text:p>7.745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734658">
                <text:p>11.734658</text:p>
              </table:table-cell>
              <table:table-cell office:value-type="float" office:value="55.049321">
                <text:p>55.049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075454">
                <text:p>12.075454</text:p>
              </table:table-cell>
              <table:table-cell office:value-type="float" office:value="6.609333">
                <text:p>6.609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114805">
                <text:p>12.114805</text:p>
              </table:table-cell>
              <table:table-cell office:value-type="float" office:value="54.463995">
                <text:p>54.463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051737">
                <text:p>12.051737</text:p>
              </table:table-cell>
              <table:table-cell office:value-type="float" office:value="8.82031">
                <text:p>8.82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380153">
                <text:p>13.380153</text:p>
              </table:table-cell>
              <table:table-cell office:value-type="float" office:value="4.854668">
                <text:p>4.854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487138">
                <text:p>8.487138</text:p>
              </table:table-cell>
              <table:table-cell office:value-type="float" office:value="47.646893">
                <text:p>47.646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702456">
                <text:p>8.702456</text:p>
              </table:table-cell>
              <table:table-cell office:value-type="float" office:value="7.031006">
                <text:p>7.031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971327">
                <text:p>16.971327</text:p>
              </table:table-cell>
              <table:table-cell office:value-type="float" office:value="48.247222">
                <text:p>48.247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790557">
                <text:p>10.790557</text:p>
              </table:table-cell>
              <table:table-cell office:value-type="float" office:value="13.819858">
                <text:p>13.819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659818">
                <text:p>10.659818</text:p>
              </table:table-cell>
              <table:table-cell office:value-type="float" office:value="12.106399">
                <text:p>12.106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634774">
                <text:p>19.634774</text:p>
              </table:table-cell>
              <table:table-cell office:value-type="float" office:value="49.271555">
                <text:p>49.271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479963">
                <text:p>9.479963</text:p>
              </table:table-cell>
              <table:table-cell office:value-type="float" office:value="11.484226">
                <text:p>11.484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061669">
                <text:p>8.061669</text:p>
              </table:table-cell>
              <table:table-cell office:value-type="float" office:value="12.566925">
                <text:p>12.566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444758">
                <text:p>9.444758</text:p>
              </table:table-cell>
              <table:table-cell office:value-type="float" office:value="13.119788">
                <text:p>13.119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092933">
                <text:p>11.092933</text:p>
              </table:table-cell>
              <table:table-cell office:value-type="float" office:value="14.805175">
                <text:p>14.80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532707">
                <text:p>7.532707</text:p>
              </table:table-cell>
              <table:table-cell office:value-type="float" office:value="15.376414">
                <text:p>15.376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805734">
                <text:p>11.805734</text:p>
              </table:table-cell>
              <table:table-cell office:value-type="float" office:value="49.822942">
                <text:p>49.822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456285">
                <text:p>9.456285</text:p>
              </table:table-cell>
              <table:table-cell office:value-type="float" office:value="50.236933">
                <text:p>50.2369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203664">
                <text:p>8.203664</text:p>
              </table:table-cell>
              <table:table-cell office:value-type="float" office:value="14.296308">
                <text:p>14.296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.429549">
                <text:p>9.429549</text:p>
              </table:table-cell>
              <table:table-cell office:value-type="float" office:value="15.910327">
                <text:p>15.910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809248">
                <text:p>11.809248</text:p>
              </table:table-cell>
              <table:table-cell office:value-type="float" office:value="24.837063">
                <text:p>24.837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264521">
                <text:p>5.264521</text:p>
              </table:table-cell>
              <table:table-cell office:value-type="float" office:value="25.493092">
                <text:p>25.4930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303741">
                <text:p>9.303741</text:p>
              </table:table-cell>
              <table:table-cell office:value-type="float" office:value="26.610911">
                <text:p>26.610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.295923">
                <text:p>13.295923</text:p>
              </table:table-cell>
              <table:table-cell office:value-type="float" office:value="25.993852">
                <text:p>25.993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427696">
                <text:p>5.427696</text:p>
              </table:table-cell>
              <table:table-cell office:value-type="float" office:value="28.165588">
                <text:p>28.165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95679">
                <text:p>7.95679</text:p>
              </table:table-cell>
              <table:table-cell office:value-type="float" office:value="29.354855">
                <text:p>29.35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343418">
                <text:p>5.343418</text:p>
              </table:table-cell>
              <table:table-cell office:value-type="float" office:value="29.86893">
                <text:p>29.86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195399">
                <text:p>5.195399</text:p>
              </table:table-cell>
              <table:table-cell office:value-type="float" office:value="22.574435">
                <text:p>22.574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214158">
                <text:p>5.214158</text:p>
              </table:table-cell>
              <table:table-cell office:value-type="float" office:value="50.714446">
                <text:p>50.7144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.059415">
                <text:p>13.059415</text:p>
              </table:table-cell>
              <table:table-cell office:value-type="float" office:value="22.035862">
                <text:p>22.035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573383">
                <text:p>11.573383</text:p>
              </table:table-cell>
              <table:table-cell office:value-type="float" office:value="19.676974">
                <text:p>19.676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768542">
                <text:p>11.768542</text:p>
              </table:table-cell>
              <table:table-cell office:value-type="float" office:value="21.41379">
                <text:p>21.41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722098">
                <text:p>11.722098</text:p>
              </table:table-cell>
              <table:table-cell office:value-type="float" office:value="20.275656">
                <text:p>20.275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66557">
                <text:p>10.66557</text:p>
              </table:table-cell>
              <table:table-cell office:value-type="float" office:value="23.726477">
                <text:p>23.726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549984">
                <text:p>10.549984</text:p>
              </table:table-cell>
              <table:table-cell office:value-type="float" office:value="23.11325">
                <text:p>23.11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868402">
                <text:p>7.868402</text:p>
              </table:table-cell>
              <table:table-cell office:value-type="float" office:value="26.958679">
                <text:p>26.9586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90497">
                <text:p>7.90497</text:p>
              </table:table-cell>
              <table:table-cell office:value-type="float" office:value="27.606922">
                <text:p>27.606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379966">
                <text:p>10.379966</text:p>
              </table:table-cell>
              <table:table-cell office:value-type="float" office:value="24.219465">
                <text:p>24.219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996549">
                <text:p>9.996549</text:p>
              </table:table-cell>
              <table:table-cell office:value-type="float" office:value="28.717998">
                <text:p>28.717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865336">
                <text:p>7.865336</text:p>
              </table:table-cell>
              <table:table-cell office:value-type="float" office:value="16.19049">
                <text:p>16.19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067463">
                <text:p>10.067463</text:p>
              </table:table-cell>
              <table:table-cell office:value-type="float" office:value="18.444687">
                <text:p>18.4446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074659">
                <text:p>10.074659</text:p>
              </table:table-cell>
              <table:table-cell office:value-type="float" office:value="18.007794">
                <text:p>18.007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494051">
                <text:p>10.494051</text:p>
              </table:table-cell>
              <table:table-cell office:value-type="float" office:value="20.681444">
                <text:p>20.681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942946">
                <text:p>9.942946</text:p>
              </table:table-cell>
              <table:table-cell office:value-type="float" office:value="16.78252">
                <text:p>16.78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753354">
                <text:p>10.753354</text:p>
              </table:table-cell>
              <table:table-cell office:value-type="float" office:value="17.389848">
                <text:p>17.389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479984">
                <text:p>10.479984</text:p>
              </table:table-cell>
              <table:table-cell office:value-type="float" office:value="18.973673">
                <text:p>18.973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051113">
                <text:p>10.051113</text:p>
              </table:table-cell>
              <table:table-cell office:value-type="float" office:value="51.066329">
                <text:p>51.066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235088">
                <text:p>11.235088</text:p>
              </table:table-cell>
              <table:table-cell office:value-type="float" office:value="33.907575">
                <text:p>33.907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48616">
                <text:p>11.48616</text:p>
              </table:table-cell>
              <table:table-cell office:value-type="float" office:value="51.582654">
                <text:p>51.582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.485004">
                <text:p>13.485004</text:p>
              </table:table-cell>
              <table:table-cell office:value-type="float" office:value="33.113893">
                <text:p>33.113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520233">
                <text:p>10.520233</text:p>
              </table:table-cell>
              <table:table-cell office:value-type="float" office:value="36.469031">
                <text:p>36.4690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315363">
                <text:p>10.315363</text:p>
              </table:table-cell>
              <table:table-cell office:value-type="float" office:value="35.945951">
                <text:p>35.945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548698">
                <text:p>11.548698</text:p>
              </table:table-cell>
              <table:table-cell office:value-type="float" office:value="34.346988">
                <text:p>34.346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295113">
                <text:p>11.295113</text:p>
              </table:table-cell>
              <table:table-cell office:value-type="float" office:value="35.326515">
                <text:p>35.326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130586">
                <text:p>10.130586</text:p>
              </table:table-cell>
              <table:table-cell office:value-type="float" office:value="52.114466">
                <text:p>52.114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123681">
                <text:p>11.123681</text:p>
              </table:table-cell>
              <table:table-cell office:value-type="float" office:value="34.690355">
                <text:p>34.690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821744">
                <text:p>9.821744</text:p>
              </table:table-cell>
              <table:table-cell office:value-type="float" office:value="32.024564">
                <text:p>32.024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.223106">
                <text:p>11.223106</text:p>
              </table:table-cell>
              <table:table-cell office:value-type="float" office:value="32.36481">
                <text:p>32.36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791125">
                <text:p>11.791125</text:p>
              </table:table-cell>
              <table:table-cell office:value-type="float" office:value="30.154173">
                <text:p>30.154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027641">
                <text:p>10.027641</text:p>
              </table:table-cell>
              <table:table-cell office:value-type="float" office:value="30.681951">
                <text:p>30.681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.618929">
                <text:p>11.618929</text:p>
              </table:table-cell>
              <table:table-cell office:value-type="float" office:value="31.24292">
                <text:p>31.24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.091732">
                <text:p>11.091732</text:p>
              </table:table-cell>
              <table:table-cell office:value-type="float" office:value="39.146022">
                <text:p>39.146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248045">
                <text:p>10.248045</text:p>
              </table:table-cell>
              <table:table-cell office:value-type="float" office:value="36.873815">
                <text:p>36.873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676336">
                <text:p>13.676336</text:p>
              </table:table-cell>
              <table:table-cell office:value-type="float" office:value="39.719528">
                <text:p>39.719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129291">
                <text:p>13.129291</text:p>
              </table:table-cell>
              <table:table-cell office:value-type="float" office:value="38.585931">
                <text:p>38.585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.480087">
                <text:p>11.480087</text:p>
              </table:table-cell>
              <table:table-cell office:value-type="float" office:value="37.968579">
                <text:p>37.968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256857">
                <text:p>10.256857</text:p>
              </table:table-cell>
              <table:table-cell office:value-type="float" office:value="37.403982">
                <text:p>37.403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064797">
                <text:p>13.064797</text:p>
              </table:table-cell>
              <table:table-cell office:value-type="float" office:value="52.576801">
                <text:p>52.576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595613">
                <text:p>10.595613</text:p>
              </table:table-cell>
              <table:table-cell office:value-type="float" office:value="43.493822">
                <text:p>43.4938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34235">
                <text:p>11.34235</text:p>
              </table:table-cell>
              <table:table-cell office:value-type="float" office:value="42.982232">
                <text:p>42.982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374676">
                <text:p>13.374676</text:p>
              </table:table-cell>
              <table:table-cell office:value-type="float" office:value="44.653429">
                <text:p>44.653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.605153">
                <text:p>11.605153</text:p>
              </table:table-cell>
              <table:table-cell office:value-type="float" office:value="45.220657">
                <text:p>45.2206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626502">
                <text:p>10.626502</text:p>
              </table:table-cell>
              <table:table-cell office:value-type="float" office:value="44.083608">
                <text:p>44.0836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387677">
                <text:p>12.387677</text:p>
              </table:table-cell>
              <table:table-cell office:value-type="float" office:value="40.195247">
                <text:p>40.195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625211">
                <text:p>11.625211</text:p>
              </table:table-cell>
              <table:table-cell office:value-type="float" office:value="41.238809">
                <text:p>41.2388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164655">
                <text:p>12.164655</text:p>
              </table:table-cell>
              <table:table-cell office:value-type="float" office:value="40.617086">
                <text:p>40.617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512358">
                <text:p>11.512358</text:p>
              </table:table-cell>
              <table:table-cell office:value-type="float" office:value="55.243072">
                <text:p>55.243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25371">
                <text:p>12.25371</text:p>
              </table:table-cell>
              <table:table-cell office:value-type="float" office:value="41.73113">
                <text:p>41.73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214941">
                <text:p>12.214941</text:p>
              </table:table-cell>
              <table:table-cell office:value-type="float" office:value="52.993865">
                <text:p>52.993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style-name="ch1">
        <chart:title svg:x="10.44cm" svg:y="0.436cm" chart:style-name="ch2">
          <text:p>Math workload</text:p>
        </chart:title>
        <chart:legend chart:legend-position="bottom" svg:x="8.461cm" svg:y="14.243cm" style:legend-expansion="wide" chart:style-name="ch3"/>
        <chart:plot-area chart:style-name="ch4" table:cell-range-address="Math.A1:Math.C101" chart:data-source-has-labels="row" svg:x="0.5cm" svg:y="1.683cm" svg:width="24.001cm" svg:height="12.076cm">
          <chartooo:coordinate-region svg:x="1.227cm" svg:y="1.882cm" svg:width="22.995cm" svg:height="11.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th.B2:Math.B101" chart:label-cell-address="Math.B1:Math.B1" chart:class="chart:scatter">
            <chart:domain table:cell-range-address="Math.A2:Math.A101"/>
            <chart:data-point chart:repeated="100"/>
          </chart:series>
          <chart:series chart:style-name="ch9" chart:values-cell-range-address="Math.C2:Math.C101" chart:label-cell-address="Math.C1:Math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sing FaaS</text:p>
                <draw:g>
                  <svg:desc>Math.B1:Math.B1</svg:desc>
                </draw:g>
              </table:table-cell>
              <table:table-cell office:value-type="string">
                <text:p>without FaaS</text:p>
                <draw:g>
                  <svg:desc>Math.C1:Mat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th.A2:Math.A101</svg:desc>
                </draw:g>
              </table:table-cell>
              <table:table-cell office:value-type="float" office:value="1.255123">
                <text:p>1.255123</text:p>
                <draw:g>
                  <svg:desc>Math.B2:Math.B101</svg:desc>
                </draw:g>
              </table:table-cell>
              <table:table-cell office:value-type="float" office:value="0.314715">
                <text:p>0.314715</text:p>
                <draw:g>
                  <svg:desc>Math.C2:Math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6044">
                <text:p>1.16044</text:p>
              </table:table-cell>
              <table:table-cell office:value-type="float" office:value="0.351451">
                <text:p>0.35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59203">
                <text:p>1.159203</text:p>
              </table:table-cell>
              <table:table-cell office:value-type="float" office:value="0.348233">
                <text:p>0.348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56291">
                <text:p>1.256291</text:p>
              </table:table-cell>
              <table:table-cell office:value-type="float" office:value="1.482562">
                <text:p>1.48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55058">
                <text:p>1.155058</text:p>
              </table:table-cell>
              <table:table-cell office:value-type="float" office:value="0.389127">
                <text:p>0.389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7555">
                <text:p>3.27555</text:p>
              </table:table-cell>
              <table:table-cell office:value-type="float" office:value="0.388019">
                <text:p>0.388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07103">
                <text:p>2.207103</text:p>
              </table:table-cell>
              <table:table-cell office:value-type="float" office:value="0.388082">
                <text:p>0.388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6629">
                <text:p>1.146629</text:p>
              </table:table-cell>
              <table:table-cell office:value-type="float" office:value="0.378348">
                <text:p>0.378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31942">
                <text:p>1.131942</text:p>
              </table:table-cell>
              <table:table-cell office:value-type="float" office:value="1.464714">
                <text:p>1.464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2349">
                <text:p>2.22349</text:p>
              </table:table-cell>
              <table:table-cell office:value-type="float" office:value="0.370929">
                <text:p>0.370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46238">
                <text:p>1.146238</text:p>
              </table:table-cell>
              <table:table-cell office:value-type="float" office:value="0.44662">
                <text:p>0.44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3922">
                <text:p>1.13922</text:p>
              </table:table-cell>
              <table:table-cell office:value-type="float" office:value="0.407239">
                <text:p>0.407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161638">
                <text:p>2.161638</text:p>
              </table:table-cell>
              <table:table-cell office:value-type="float" office:value="0.431727">
                <text:p>0.431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83866">
                <text:p>0.883866</text:p>
              </table:table-cell>
              <table:table-cell office:value-type="float" office:value="0.442104">
                <text:p>0.442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1828">
                <text:p>0.861828</text:p>
              </table:table-cell>
              <table:table-cell office:value-type="float" office:value="0.421105">
                <text:p>0.421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820825">
                <text:p>1.820825</text:p>
              </table:table-cell>
              <table:table-cell office:value-type="float" office:value="0.420399">
                <text:p>0.420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49614">
                <text:p>0.849614</text:p>
              </table:table-cell>
              <table:table-cell office:value-type="float" office:value="0.452792">
                <text:p>0.452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967132">
                <text:p>3.967132</text:p>
              </table:table-cell>
              <table:table-cell office:value-type="float" office:value="0.451084">
                <text:p>0.45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28626">
                <text:p>0.928626</text:p>
              </table:table-cell>
              <table:table-cell office:value-type="float" office:value="0.398876">
                <text:p>0.398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0132">
                <text:p>0.950132</text:p>
              </table:table-cell>
              <table:table-cell office:value-type="float" office:value="0.427079">
                <text:p>0.427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14056">
                <text:p>0.914056</text:p>
              </table:table-cell>
              <table:table-cell office:value-type="float" office:value="0.440854">
                <text:p>0.440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43879">
                <text:p>0.943879</text:p>
              </table:table-cell>
              <table:table-cell office:value-type="float" office:value="0.442487">
                <text:p>0.442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859497">
                <text:p>1.859497</text:p>
              </table:table-cell>
              <table:table-cell office:value-type="float" office:value="0.437492">
                <text:p>0.437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164">
                <text:p>0.79164</text:p>
              </table:table-cell>
              <table:table-cell office:value-type="float" office:value="0.362351">
                <text:p>0.362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1689">
                <text:p>0.791689</text:p>
              </table:table-cell>
              <table:table-cell office:value-type="float" office:value="0.456882">
                <text:p>0.456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2825">
                <text:p>0.902825</text:p>
              </table:table-cell>
              <table:table-cell office:value-type="float" office:value="0.427052">
                <text:p>0.427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8208">
                <text:p>0.858208</text:p>
              </table:table-cell>
              <table:table-cell office:value-type="float" office:value="0.405226">
                <text:p>0.405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9705">
                <text:p>0.969705</text:p>
              </table:table-cell>
              <table:table-cell office:value-type="float" office:value="0.419755">
                <text:p>0.419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8934">
                <text:p>0.978934</text:p>
              </table:table-cell>
              <table:table-cell office:value-type="float" office:value="0.327223">
                <text:p>0.327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057434">
                <text:p>2.057434</text:p>
              </table:table-cell>
              <table:table-cell office:value-type="float" office:value="0.325529">
                <text:p>0.3255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91116">
                <text:p>0.991116</text:p>
              </table:table-cell>
              <table:table-cell office:value-type="float" office:value="0.407646">
                <text:p>0.407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773983">
                <text:p>1.773983</text:p>
              </table:table-cell>
              <table:table-cell office:value-type="float" office:value="0.353661">
                <text:p>0.353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92951">
                <text:p>0.892951</text:p>
              </table:table-cell>
              <table:table-cell office:value-type="float" office:value="0.398079">
                <text:p>0.398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0015">
                <text:p>0.900015</text:p>
              </table:table-cell>
              <table:table-cell office:value-type="float" office:value="0.327726">
                <text:p>0.327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92778">
                <text:p>0.892778</text:p>
              </table:table-cell>
              <table:table-cell office:value-type="float" office:value="0.387718">
                <text:p>0.387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27276">
                <text:p>0.927276</text:p>
              </table:table-cell>
              <table:table-cell office:value-type="float" office:value="0.36393">
                <text:p>0.36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38932">
                <text:p>0.738932</text:p>
              </table:table-cell>
              <table:table-cell office:value-type="float" office:value="0.548057">
                <text:p>0.548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4636">
                <text:p>0.84636</text:p>
              </table:table-cell>
              <table:table-cell office:value-type="float" office:value="0.129935">
                <text:p>0.129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93119">
                <text:p>0.793119</text:p>
              </table:table-cell>
              <table:table-cell office:value-type="float" office:value="0.121491">
                <text:p>0.121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92672">
                <text:p>0.792672</text:p>
              </table:table-cell>
              <table:table-cell office:value-type="float" office:value="0.645909">
                <text:p>0.645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78217">
                <text:p>0.778217</text:p>
              </table:table-cell>
              <table:table-cell office:value-type="float" office:value="0.654698">
                <text:p>0.654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837341">
                <text:p>1.837341</text:p>
              </table:table-cell>
              <table:table-cell office:value-type="float" office:value="0.519608">
                <text:p>0.519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333789">
                <text:p>2.333789</text:p>
              </table:table-cell>
              <table:table-cell office:value-type="float" office:value="0.509693">
                <text:p>0.509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272045">
                <text:p>2.272045</text:p>
              </table:table-cell>
              <table:table-cell office:value-type="float" office:value="0.443521">
                <text:p>0.443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30126">
                <text:p>2.330126</text:p>
              </table:table-cell>
              <table:table-cell office:value-type="float" office:value="0.514621">
                <text:p>0.514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174734">
                <text:p>2.174734</text:p>
              </table:table-cell>
              <table:table-cell office:value-type="float" office:value="0.53815">
                <text:p>0.53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252827">
                <text:p>2.252827</text:p>
              </table:table-cell>
              <table:table-cell office:value-type="float" office:value="0.489005">
                <text:p>0.489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353037">
                <text:p>3.353037</text:p>
              </table:table-cell>
              <table:table-cell office:value-type="float" office:value="1.484039">
                <text:p>1.484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31272">
                <text:p>1.331272</text:p>
              </table:table-cell>
              <table:table-cell office:value-type="float" office:value="0.35285">
                <text:p>0.35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64047">
                <text:p>3.264047</text:p>
              </table:table-cell>
              <table:table-cell office:value-type="float" office:value="1.345882">
                <text:p>1.345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081334">
                <text:p>2.081334</text:p>
              </table:table-cell>
              <table:table-cell office:value-type="float" office:value="0.327639">
                <text:p>0.327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270084">
                <text:p>2.270084</text:p>
              </table:table-cell>
              <table:table-cell office:value-type="float" office:value="0.392898">
                <text:p>0.392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18162">
                <text:p>3.18162</text:p>
              </table:table-cell>
              <table:table-cell office:value-type="float" office:value="1.308348">
                <text:p>1.308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52864">
                <text:p>1.252864</text:p>
              </table:table-cell>
              <table:table-cell office:value-type="float" office:value="0.369359">
                <text:p>0.369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58316">
                <text:p>2.258316</text:p>
              </table:table-cell>
              <table:table-cell office:value-type="float" office:value="1.300349">
                <text:p>1.300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32918">
                <text:p>1.332918</text:p>
              </table:table-cell>
              <table:table-cell office:value-type="float" office:value="0.388614">
                <text:p>0.388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165338">
                <text:p>1.165338</text:p>
              </table:table-cell>
              <table:table-cell office:value-type="float" office:value="0.361598">
                <text:p>0.361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86896">
                <text:p>1.286896</text:p>
              </table:table-cell>
              <table:table-cell office:value-type="float" office:value="0.369338">
                <text:p>0.369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13373">
                <text:p>1.13373</text:p>
              </table:table-cell>
              <table:table-cell office:value-type="float" office:value="0.351828">
                <text:p>0.351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24967">
                <text:p>1.224967</text:p>
              </table:table-cell>
              <table:table-cell office:value-type="float" office:value="0.321242">
                <text:p>0.321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154728">
                <text:p>2.154728</text:p>
              </table:table-cell>
              <table:table-cell office:value-type="float" office:value="0.299587">
                <text:p>0.299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4238">
                <text:p>1.24238</text:p>
              </table:table-cell>
              <table:table-cell office:value-type="float" office:value="0.174859">
                <text:p>0.174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04765">
                <text:p>1.204765</text:p>
              </table:table-cell>
              <table:table-cell office:value-type="float" office:value="0.185638">
                <text:p>0.185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07792">
                <text:p>1.207792</text:p>
              </table:table-cell>
              <table:table-cell office:value-type="float" office:value="0.181181">
                <text:p>0.181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28043">
                <text:p>1.128043</text:p>
              </table:table-cell>
              <table:table-cell office:value-type="float" office:value="0.176898">
                <text:p>0.176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15042">
                <text:p>2.15042</text:p>
              </table:table-cell>
              <table:table-cell office:value-type="float" office:value="0.154217">
                <text:p>0.154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301152">
                <text:p>2.301152</text:p>
              </table:table-cell>
              <table:table-cell office:value-type="float" office:value="0.169523">
                <text:p>0.169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61883">
                <text:p>1.061883</text:p>
              </table:table-cell>
              <table:table-cell office:value-type="float" office:value="0.298557">
                <text:p>0.298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2692">
                <text:p>1.12692</text:p>
              </table:table-cell>
              <table:table-cell office:value-type="float" office:value="1.224705">
                <text:p>1.224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253035">
                <text:p>1.253035</text:p>
              </table:table-cell>
              <table:table-cell office:value-type="float" office:value="0.274346">
                <text:p>0.274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272287">
                <text:p>1.272287</text:p>
              </table:table-cell>
              <table:table-cell office:value-type="float" office:value="0.241986">
                <text:p>0.241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1222">
                <text:p>1.1222</text:p>
              </table:table-cell>
              <table:table-cell office:value-type="float" office:value="0.250481">
                <text:p>0.250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268406">
                <text:p>1.268406</text:p>
              </table:table-cell>
              <table:table-cell office:value-type="float" office:value="0.243177">
                <text:p>0.243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135391">
                <text:p>2.135391</text:p>
              </table:table-cell>
              <table:table-cell office:value-type="float" office:value="1.198685">
                <text:p>1.198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209592">
                <text:p>1.209592</text:p>
              </table:table-cell>
              <table:table-cell office:value-type="float" office:value="0.250138">
                <text:p>0.250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280191">
                <text:p>2.280191</text:p>
              </table:table-cell>
              <table:table-cell office:value-type="float" office:value="0.182464">
                <text:p>0.182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290842">
                <text:p>2.290842</text:p>
              </table:table-cell>
              <table:table-cell office:value-type="float" office:value="0.227149">
                <text:p>0.227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210366">
                <text:p>1.210366</text:p>
              </table:table-cell>
              <table:table-cell office:value-type="float" office:value="0.191041">
                <text:p>0.191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12482">
                <text:p>1.212482</text:p>
              </table:table-cell>
              <table:table-cell office:value-type="float" office:value="0.277176">
                <text:p>0.277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293563">
                <text:p>1.293563</text:p>
              </table:table-cell>
              <table:table-cell office:value-type="float" office:value="0.270627">
                <text:p>0.270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282952">
                <text:p>1.282952</text:p>
              </table:table-cell>
              <table:table-cell office:value-type="float" office:value="0.143858">
                <text:p>0.143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249386">
                <text:p>2.249386</text:p>
              </table:table-cell>
              <table:table-cell office:value-type="float" office:value="0.185632">
                <text:p>0.185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088056">
                <text:p>2.088056</text:p>
              </table:table-cell>
              <table:table-cell office:value-type="float" office:value="0.231595">
                <text:p>0.231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53538">
                <text:p>0.853538</text:p>
              </table:table-cell>
              <table:table-cell office:value-type="float" office:value="0.193722">
                <text:p>0.1937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103571">
                <text:p>2.103571</text:p>
              </table:table-cell>
              <table:table-cell office:value-type="float" office:value="0.182161">
                <text:p>0.182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145664">
                <text:p>2.145664</text:p>
              </table:table-cell>
              <table:table-cell office:value-type="float" office:value="0.188924">
                <text:p>0.1889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083779">
                <text:p>1.083779</text:p>
              </table:table-cell>
              <table:table-cell office:value-type="float" office:value="0.168162">
                <text:p>0.168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07546">
                <text:p>0.807546</text:p>
              </table:table-cell>
              <table:table-cell office:value-type="float" office:value="0.176771">
                <text:p>0.1767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96672">
                <text:p>0.896672</text:p>
              </table:table-cell>
              <table:table-cell office:value-type="float" office:value="1.170445">
                <text:p>1.170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68619">
                <text:p>0.868619</text:p>
              </table:table-cell>
              <table:table-cell office:value-type="float" office:value="0.167443">
                <text:p>0.167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0098">
                <text:p>1.00098</text:p>
              </table:table-cell>
              <table:table-cell office:value-type="float" office:value="0.10951">
                <text:p>0.10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11636">
                <text:p>0.711636</text:p>
              </table:table-cell>
              <table:table-cell office:value-type="float" office:value="0.142939">
                <text:p>0.142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8117">
                <text:p>0.98117</text:p>
              </table:table-cell>
              <table:table-cell office:value-type="float" office:value="0.178535">
                <text:p>0.178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56994">
                <text:p>0.956994</text:p>
              </table:table-cell>
              <table:table-cell office:value-type="float" office:value="1.204257">
                <text:p>1.2042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031333">
                <text:p>2.031333</text:p>
              </table:table-cell>
              <table:table-cell office:value-type="float" office:value="0.166088">
                <text:p>0.166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30756">
                <text:p>1.030756</text:p>
              </table:table-cell>
              <table:table-cell office:value-type="float" office:value="0.145398">
                <text:p>0.145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60079">
                <text:p>0.960079</text:p>
              </table:table-cell>
              <table:table-cell office:value-type="float" office:value="0.172784">
                <text:p>0.172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96184">
                <text:p>0.796184</text:p>
              </table:table-cell>
              <table:table-cell office:value-type="float" office:value="0.154148">
                <text:p>0.154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30955">
                <text:p>0.830955</text:p>
              </table:table-cell>
              <table:table-cell office:value-type="float" office:value="0.14417">
                <text:p>0.144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7013">
                <text:p>0.817013</text:p>
              </table:table-cell>
              <table:table-cell office:value-type="float" office:value="1.180217">
                <text:p>1.1802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